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qlplus LE06MCA16/507789@//fisatdb.fisat.edu/mcadb.fisat.edu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reate table branch(branch_no varchar(20) primary key,street varchar(15),city varchar(15),postcode number(15));</text:p>
      <text:p text:style-name="Standard">Table created. </text:p>
      <text:p text:style-name="Standard"/>
      <text:p text:style-name="Standard">insert into branch values('b001','161mainstreet','london',68357212); </text:p>
      <text:p text:style-name="Standard"/>
      <text:p text:style-name="Standard">1 row created.</text:p>
      <text:p text:style-name="Standard">insert into branch values('b002','162mainstreet','bristol',68357213); </text:p>
      <text:p text:style-name="Standard"/>
      <text:p text:style-name="Standard">1 row created.</text:p>
      <text:p text:style-name="Standard"><text:s/>insert into branch values('b003','163mainstreet','newyork',68357412); </text:p>
      <text:p text:style-name="Standard"/>
      <text:p text:style-name="Standard">1 row created.</text:p>
      <text:p text:style-name="Standard"><text:s/>insert into branch values('b005','163mainstreet','london',64532122); </text:p>
      <text:p text:style-name="Standard"/>
      <text:p text:style-name="Standard">1 row created.</text:p>
      <text:p text:style-name="Standard"><text:s/>insert into branch values('b006','164mainstreet','america',6382145); </text:p>
      <text:p text:style-name="Standard"/>
      <text:p text:style-name="Standard">1 row created</text:p>
      <text:p text:style-name="Standard">select * from branch; </text:p>
      <text:p text:style-name="Standard"/>
      <text:p text:style-name="Standard">BRANCH_NO<text:tab/> <text:s text:c="4"/>STREET<text:tab/> <text:s text:c="4"/>CITY<text:tab/> <text:s text:c="6"/>POSTCODE </text:p>
      <text:p text:style-name="Standard">-------------------- --------------- --------------- ---------- </text:p>
      <text:p text:style-name="Standard">b001<text:tab/><text:tab/> <text:s text:c="4"/>161mainstreet <text:s text:c="2"/>london<text:tab/> <text:s text:c="6"/>68357212 </text:p>
      <text:p text:style-name="Standard">b002<text:tab/><text:tab/> <text:s text:c="4"/>162mainstreet <text:s text:c="2"/>bristol<text:tab/> <text:s text:c="6"/>68357213 </text:p>
      <text:p text:style-name="Standard">b003<text:tab/><text:tab/> <text:s text:c="4"/>163mainstreet <text:s text:c="2"/>newyork<text:tab/> <text:s text:c="6"/>68357412 </text:p>
      <text:p text:style-name="Standard">b005<text:tab/><text:tab/> <text:s text:c="4"/>163mainstreet <text:s text:c="2"/>london<text:tab/> <text:s text:c="6"/>64532122 </text:p>
      <text:p text:style-name="Standard">b006<text:tab/><text:tab/> <text:s text:c="4"/>164mainstreet <text:s text:c="2"/>america<text:tab/><text:tab/>6382145 </text:p>
      <text:p text:style-name="Standard"/>
      <text:p text:style-name="Standard"/>
      <text:p text:style-name="Standard">create table staff(staffno varchar(15) primary key,first_name char(20),last_name char(20),position varchar(20),sex char(10),dob date,salary number(10),branch_no varchar(20),foreign key(branch_no) references branch(branch_no)); </text:p>
      <text:p text:style-name="Standard">Table created. </text:p>
      <text:p text:style-name="Standard"/>
      <text:p text:style-name="Standard"><text:s/>Name<text:tab/><text:tab/><text:tab/><text:tab/><text:tab/> <text:s text:c="2"/>Null? <text:s text:c="3"/>Type </text:p>
      <text:p text:style-name="Standard"><text:s/>----------------------------------------- -------- ---------------------------- </text:p>
      <text:p text:style-name="Standard"><text:s/>STAFFNO<text:tab/><text:tab/><text:tab/><text:tab/> <text:s text:c="2"/>NOT NULL VARCHAR2(15) </text:p>
      <text:p text:style-name="Standard"><text:s/>FIRST_NAME<text:tab/><text:tab/><text:tab/><text:tab/><text:tab/> <text:s text:c="3"/>CHAR(20) </text:p>
      <text:p text:style-name="Standard"><text:s/>LAST_NAME<text:tab/><text:tab/><text:tab/><text:tab/><text:tab/> <text:s text:c="3"/>CHAR(20) </text:p>
      <text:p text:style-name="Standard"><text:s/>POSITION<text:tab/><text:tab/><text:tab/><text:tab/><text:tab/> <text:s text:c="3"/>VARCHAR2(20) </text:p>
      <text:p text:style-name="Standard"><text:s/>SEX<text:tab/><text:tab/><text:tab/><text:tab/><text:tab/><text:tab/> <text:s text:c="3"/>CHAR(10) </text:p>
      <text:p text:style-name="Standard"><text:soft-page-break/><text:s/>DOB<text:tab/><text:tab/><text:tab/><text:tab/><text:tab/><text:tab/> <text:s text:c="3"/>DATE </text:p>
      <text:p text:style-name="Standard"><text:s/>SALARY <text:tab/><text:tab/><text:tab/><text:tab/><text:tab/> <text:s text:c="3"/>NUMBER(10) </text:p>
      <text:p text:style-name="Standard"><text:s/>BRANCH_NO<text:tab/><text:tab/><text:tab/><text:tab/><text:tab/> <text:s text:c="3"/>VARCHAR2(20) </text:p>
      <text:p text:style-name="Standard"/>
      <text:p text:style-name="Standard"/>
      <text:p text:style-name="Standard">insert into staff values(11,'anna','raju','manager','female','15-mar-1994',100000,'b001'); </text:p>
      <text:p text:style-name="Standard"/>
      <text:p text:style-name="Standard">1 row created. </text:p>
      <text:p text:style-name="Standard">insert into staff values(22,'geethu','devassy','organizer','female','20-apr-1989',80000,'b002'); </text:p>
      <text:p text:style-name="Standard"/>
      <text:p text:style-name="Standard">1 row created.</text:p>
      <text:p text:style-name="Standard">insert into staff values(33,'manu','ko','developer','male','14-jan-1990',150000,'b003'); </text:p>
      <text:p text:style-name="Standard"/>
      <text:p text:style-name="Standard">1 row created.</text:p>
      <text:p text:style-name="Standard">insert into staff values(44,'anu','varghese','testing','female','12-oct-1989',120000,'b005'); </text:p>
      <text:p text:style-name="Standard"/>
      <text:p text:style-name="Standard">1 row created.</text:p>
      <text:p text:style-name="Standard">insert into staff values(55,'kiran','mv','developer','male','13-jan-1987',150000,'b006'); </text:p>
      <text:p text:style-name="Standard"/>
      <text:p text:style-name="Standard">1 row created.</text:p>
      <text:p text:style-name="Standard"/>
      <text:p text:style-name="Standard"/>
      <text:p text:style-name="Standard"><text:s/>select * from staff; </text:p>
      <text:p text:style-name="Standard"/>
      <text:p text:style-name="Standard">STAFFNO <text:tab/>FIRST_NAME<text:tab/> <text:s text:c="4"/>LAST_NAME<text:tab/><text:tab/> <text:s/>POSITION </text:p>
      <text:p text:style-name="Standard">--------------- -------------------- -------------------- -------------------- </text:p>
      <text:p text:style-name="Standard">SEX<text:tab/> <text:s text:c="2"/>DOB<text:tab/><text:tab/> SALARY BRANCH_NO </text:p>
      <text:p text:style-name="Standard">---------- --------- ---------- -------------------- </text:p>
      <text:p text:style-name="Standard">11<text:tab/><text:tab/>anna<text:tab/><text:tab/> <text:s text:c="4"/>raju<text:tab/><text:tab/> <text:s/>manager </text:p>
      <text:p text:style-name="Standard">female<text:tab/> <text:s text:c="2"/>15-MAR-94<text:tab/> 100000 b001 </text:p>
      <text:p text:style-name="Standard"/>
      <text:p text:style-name="Standard">22<text:tab/><text:tab/>geethu<text:tab/><text:tab/> <text:s text:c="4"/>devassy<text:tab/><text:tab/> <text:s/>organizer </text:p>
      <text:p text:style-name="Standard">female<text:tab/> <text:s text:c="2"/>20-APR-89<text:tab/> <text:s/>80000 b002 </text:p>
      <text:p text:style-name="Standard"/>
      <text:p text:style-name="Standard">33<text:tab/><text:tab/>manu<text:tab/><text:tab/> <text:s text:c="4"/>ko <text:tab/><text:tab/> <text:s/>developer </text:p>
      <text:p text:style-name="Standard">male<text:tab/> <text:s text:c="2"/>14-JAN-90<text:tab/> 150000 b003 </text:p>
      <text:p text:style-name="Standard"/>
      <text:p text:style-name="Standard"/>
      <text:p text:style-name="Standard">STAFFNO <text:tab/>FIRST_NAME<text:tab/> <text:s text:c="4"/>LAST_NAME<text:tab/><text:tab/> <text:s/>POSITION </text:p>
      <text:p text:style-name="Standard">--------------- -------------------- -------------------- -------------------- </text:p>
      <text:p text:style-name="Standard">SEX<text:tab/> <text:s text:c="2"/>DOB<text:tab/><text:tab/> SALARY BRANCH_NO </text:p>
      <text:p text:style-name="Standard">---------- --------- ---------- -------------------- </text:p>
      <text:p text:style-name="Standard">44<text:tab/><text:tab/>anu<text:tab/><text:tab/> <text:s text:c="4"/>varghese<text:tab/><text:tab/> <text:s/>testing </text:p>
      <text:p text:style-name="Standard">female<text:tab/> <text:s text:c="2"/>12-OCT-89<text:tab/> 120000 b005 </text:p>
      <text:p text:style-name="Standard"/>
      <text:p text:style-name="Standard">55<text:tab/><text:tab/>kiran<text:tab/><text:tab/> <text:s text:c="4"/>mv <text:tab/><text:tab/> <text:s/>developer </text:p>
      <text:p text:style-name="Standard">male<text:tab/> <text:s text:c="2"/>13-JAN-87<text:tab/> 150000 b006 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create table propertyforrent(propertyno varchar(10) primary key,street varchar(15),city varchar(15),postcode number(10),type char(10),rooms number(10),rent number(10),ownerno varchar(10),staffno varchar(15),branch_no varchar(20),foreign key(staffno) references staff(staffno),foreign key(branch_no) references branch(branch_no)); </text:p>
      <text:p text:style-name="Standard"/>
      <text:p text:style-name="Standard">Table created. </text:p>
      <text:p text:style-name="Standard"/>
      <text:p text:style-name="Standard"><text:s/>desc propertyforrent; </text:p>
      <text:p text:style-name="Standard"><text:s/>Name<text:tab/><text:tab/><text:tab/><text:tab/><text:tab/> <text:s text:c="2"/>Null? <text:s text:c="3"/>Type </text:p>
      <text:p text:style-name="Standard"><text:s/>----------------------------------------- -------- ---------------------------- </text:p>
      <text:p text:style-name="Standard"><text:s/>PROPERTYNO<text:tab/><text:tab/><text:tab/><text:tab/> <text:s text:c="2"/>NOT NULL VARCHAR2(10) </text:p>
      <text:p text:style-name="Standard"><text:s/>STREET <text:tab/><text:tab/><text:tab/><text:tab/><text:tab/> <text:s text:c="3"/>VARCHAR2(15) </text:p>
      <text:p text:style-name="Standard"><text:s/>CITY<text:tab/><text:tab/><text:tab/><text:tab/><text:tab/><text:tab/> <text:s text:c="3"/>VARCHAR2(15) </text:p>
      <text:p text:style-name="Standard"><text:s/>POSTCODE<text:tab/><text:tab/><text:tab/><text:tab/><text:tab/> <text:s text:c="3"/>NUMBER(10) </text:p>
      <text:p text:style-name="Standard"><text:s/>TYPE<text:tab/><text:tab/><text:tab/><text:tab/><text:tab/><text:tab/> <text:s text:c="3"/>CHAR(10) </text:p>
      <text:p text:style-name="Standard"><text:s/>ROOMS<text:tab/><text:tab/><text:tab/><text:tab/><text:tab/><text:tab/> <text:s text:c="3"/>NUMBER(10) </text:p>
      <text:p text:style-name="Standard"><text:s/>RENT<text:tab/><text:tab/><text:tab/><text:tab/><text:tab/><text:tab/> <text:s text:c="3"/>NUMBER(10) </text:p>
      <text:p text:style-name="Standard"><text:s/>OWNERNO<text:tab/><text:tab/><text:tab/><text:tab/><text:tab/> <text:s text:c="3"/>VARCHAR2(10) </text:p>
      <text:p text:style-name="Standard"><text:s/>STAFFNO<text:tab/><text:tab/><text:tab/><text:tab/><text:tab/> <text:s text:c="3"/>VARCHAR2(15) </text:p>
      <text:p text:style-name="Standard"><text:s/>BRANCH_NO<text:tab/><text:tab/><text:tab/><text:tab/><text:tab/> <text:s text:c="3"/>VARCHAR2(20) </text:p>
      <text:p text:style-name="Standard"/>
      <text:p text:style-name="Standard"/>
      <text:p text:style-name="Standard"><text:s/>insert into propertyforrent values('pg1','mainstreet1','banglore',12323,'single',3,10000,'o100',11,'b001'); </text:p>
      <text:p text:style-name="Standard"/>
      <text:p text:style-name="Standard">1 row created.</text:p>
      <text:p text:style-name="Standard"/>
      <text:p text:style-name="Standard">insert into propertyforrent values('pg2','mainstreet2','chennai',12356,'single',2,9000,'o200',22,'b002'); </text:p>
      <text:p text:style-name="Standard"/>
      <text:p text:style-name="Standard">1 row created. </text:p>
      <text:p text:style-name="Standard"/>
      <text:p text:style-name="Standard">insert into propertyforrent values('pg3','mainstreet3','africa',324112,'double',4,15000,'o300',33,'b003'); </text:p>
      <text:p text:style-name="Standard"/>
      <text:p text:style-name="Standard">1 row created. </text:p>
      <text:p text:style-name="Standard"><text:s/>insert into propertyforrent values('pg4','mainstreet4','banglore',543221,'double',4,10000,'o400',44,'b005'); </text:p>
      <text:p text:style-name="Standard"/>
      <text:p text:style-name="Standard">1 row created. </text:p>
      <text:p text:style-name="Standard"/>
      <text:p text:style-name="Standard"><text:s/>insert into propertyforrent values('pg5','mainstreet5','goa',543759,'single',3,12000,'o500',55,'b006'); </text:p>
      <text:p text:style-name="Standard"/>
      <text:p text:style-name="Standard">1 row created.</text:p>
      <text:p text:style-name="Standard"/>
      <text:p text:style-name="Standard"><text:soft-page-break/></text:p>
      <text:p text:style-name="Standard">select * from <text:s/>propertyforrent; </text:p>
      <text:p text:style-name="Standard"/>
      <text:p text:style-name="Standard">PROPERTYNO STREET<text:tab/> <text:s text:c="2"/>CITY <text:tab/> <text:s text:c="4"/>POSTCODE TYPE<text:tab/> <text:s text:c="5"/>ROOMS </text:p>
      <text:p text:style-name="Standard">---------- --------------- --------------- ---------- ---------- ---------- </text:p>
      <text:p text:style-name="Standard"><text:s text:c="6"/>RENT OWNERNO <text:s text:c="3"/>STAFFNO<text:tab/> <text:s text:c="5"/>BRANCH_NO </text:p>
      <text:p text:style-name="Standard">---------- ---------- --------------- -------------------- </text:p>
      <text:p text:style-name="Standard">pg1<text:tab/> <text:s text:c="2"/>mainstreet1<text:tab/> <text:s text:c="2"/>banglore<text:tab/><text:tab/>12323 single<text:tab/><text:tab/> <text:s/>3 </text:p>
      <text:p text:style-name="Standard"><text:s text:c="5"/>10000 o100 <text:s text:c="6"/>11<text:tab/> <text:s text:c="5"/>b001 </text:p>
      <text:p text:style-name="Standard"/>
      <text:p text:style-name="Standard">pg2<text:tab/> <text:s text:c="2"/>mainstreet2<text:tab/> <text:s text:c="2"/>chennai<text:tab/><text:tab/>12356 single<text:tab/><text:tab/> <text:s/>2 </text:p>
      <text:p text:style-name="Standard"><text:s text:c="6"/>9000 o200 <text:s text:c="6"/>22<text:tab/> <text:s text:c="5"/>b002 </text:p>
      <text:p text:style-name="Standard"/>
      <text:p text:style-name="Standard">pg3<text:tab/> <text:s text:c="2"/>mainstreet3<text:tab/> <text:s text:c="2"/>africa<text:tab/> <text:s text:c="6"/>324112 double<text:tab/><text:tab/> <text:s/>4 </text:p>
      <text:p text:style-name="Standard"><text:s text:c="5"/>15000 o300 <text:s text:c="6"/>33<text:tab/> <text:s text:c="5"/>b003 </text:p>
      <text:p text:style-name="Standard"/>
      <text:p text:style-name="Standard"/>
      <text:p text:style-name="Standard">PROPERTYNO STREET<text:tab/> <text:s text:c="2"/>CITY <text:tab/> <text:s text:c="4"/>POSTCODE TYPE<text:tab/> <text:s text:c="5"/>ROOMS </text:p>
      <text:p text:style-name="Standard">---------- --------------- --------------- ---------- ---------- ---------- </text:p>
      <text:p text:style-name="Standard"><text:s text:c="6"/>RENT OWNERNO <text:s text:c="3"/>STAFFNO<text:tab/> <text:s text:c="5"/>BRANCH_NO </text:p>
      <text:p text:style-name="Standard">---------- ---------- --------------- -------------------- </text:p>
      <text:p text:style-name="Standard">pg4<text:tab/> <text:s text:c="2"/>mainstreet4<text:tab/> <text:s text:c="2"/>banglore<text:tab/> <text:s text:c="6"/>543221 double<text:tab/><text:tab/> <text:s/>4 </text:p>
      <text:p text:style-name="Standard"><text:s text:c="5"/>10000 o400 <text:s text:c="6"/>44<text:tab/> <text:s text:c="5"/>b005 </text:p>
      <text:p text:style-name="Standard"/>
      <text:p text:style-name="Standard">pg5<text:tab/> <text:s text:c="2"/>mainstreet5<text:tab/> <text:s text:c="2"/>goa<text:tab/><text:tab/> <text:s text:c="6"/>543759 single<text:tab/><text:tab/> <text:s/>3 </text:p>
      <text:p text:style-name="Standard"><text:s text:c="5"/>12000 o500 <text:s text:c="6"/>55<text:tab/> <text:s text:c="5"/>b006 </text:p>
      <text:p text:style-name="Standard"/>
      <text:p text:style-name="Standard"/>
      <text:p text:style-name="Standard"><text:s/>create table client(clientno varchar(10) primary key,fname char(10),lname char(10),telno number(10),preftype char(10),maxrent number(10)); </text:p>
      <text:p text:style-name="Standard"/>
      <text:p text:style-name="Standard">Table created. </text:p>
      <text:p text:style-name="Standard"/>
      <text:p text:style-name="Standard">SQL&gt; desc client; </text:p>
      <text:p text:style-name="Standard"><text:s/>Name<text:tab/><text:tab/><text:tab/><text:tab/><text:tab/> <text:s text:c="2"/>Null? <text:s text:c="3"/>Type </text:p>
      <text:p text:style-name="Standard"><text:s/>----------------------------------------- -------- ---------------------------- </text:p>
      <text:p text:style-name="Standard"><text:s/>CLIENTNO<text:tab/><text:tab/><text:tab/><text:tab/> <text:s text:c="2"/>NOT NULL VARCHAR2(10) </text:p>
      <text:p text:style-name="Standard"><text:s/>FNAME<text:tab/><text:tab/><text:tab/><text:tab/><text:tab/><text:tab/> <text:s text:c="3"/>CHAR(10) </text:p>
      <text:p text:style-name="Standard"><text:s/>LNAME<text:tab/><text:tab/><text:tab/><text:tab/><text:tab/><text:tab/> <text:s text:c="3"/>CHAR(10) </text:p>
      <text:p text:style-name="Standard"><text:s/>TELNO<text:tab/><text:tab/><text:tab/><text:tab/><text:tab/><text:tab/> <text:s text:c="3"/>NUMBER(10) </text:p>
      <text:p text:style-name="Standard"><text:s/>PREFTYPE<text:tab/><text:tab/><text:tab/><text:tab/><text:tab/> <text:s text:c="3"/>CHAR(10) </text:p>
      <text:p text:style-name="Standard"><text:s/>MAXRENT<text:tab/><text:tab/><text:tab/><text:tab/><text:tab/> <text:s text:c="3"/>NUMBER(10) </text:p>
      <text:p text:style-name="Standard"/>
      <text:p text:style-name="Standard">SQL&gt; insert into client values('c1','ann','po',9453211234,'single',10000); </text:p>
      <text:p text:style-name="Standard"/>
      <text:p text:style-name="Standard">1 row created. </text:p>
      <text:p text:style-name="Standard"/>
      <text:p text:style-name="Standard">SQL&gt; insert into client values('c2','paul','jose',9643251190,'single',9000); </text:p>
      <text:p text:style-name="Standard"/>
      <text:p text:style-name="Standard"><text:soft-page-break/>1 row created. </text:p>
      <text:p text:style-name="Standard"/>
      <text:p text:style-name="Standard">SQL&gt; insert into client values('c3','ammu','ko',8965443245,'double',12000); </text:p>
      <text:p text:style-name="Standard"/>
      <text:p text:style-name="Standard">1 row created. </text:p>
      <text:p text:style-name="Standard"/>
      <text:p text:style-name="Standard">SQL&gt; insert into client values('c4','akhil','mathew',8281324567,'single',10000); </text:p>
      <text:p text:style-name="Standard"><text:s/></text:p>
      <text:p text:style-name="Standard">1 row created. </text:p>
      <text:p text:style-name="Standard"/>
      <text:p text:style-name="Standard">SQL&gt; insert into client values('c5','anu','k',8281457412,'double',15000); </text:p>
      <text:p text:style-name="Standard"/>
      <text:p text:style-name="Standard">1 row created. </text:p>
      <text:p text:style-name="Standard"/>
      <text:p text:style-name="Standard">select * from client; <text:s text:c="9"/></text:p>
      <text:p text:style-name="Standard"/>
      <text:p text:style-name="Standard">CLIENTNO <text:s text:c="2"/>FNAME <text:s text:c="5"/>LNAME<text:tab/> <text:s text:c="5"/>TELNO PREFTYPE<text:tab/> <text:s/>MAXRENT </text:p>
      <text:p text:style-name="Standard">---------- ---------- ---------- ---------- ---------- ---------- </text:p>
      <text:p text:style-name="Standard">c1<text:tab/> <text:s text:c="2"/>ann<text:tab/> <text:s text:c="5"/>po<text:tab/> 9453211234 single<text:tab/> <text:s text:c="3"/>10000 </text:p>
      <text:p text:style-name="Standard">c2<text:tab/> <text:s text:c="2"/>paul <text:s text:c="6"/>jose<text:tab/> 9643251190 single<text:tab/> <text:s text:c="4"/>9000 </text:p>
      <text:p text:style-name="Standard">c3<text:tab/> <text:s text:c="2"/>ammu <text:s text:c="6"/>ko<text:tab/> 8965443245 double<text:tab/> <text:s text:c="3"/>12000 </text:p>
      <text:p text:style-name="Standard">c4<text:tab/> <text:s text:c="2"/>akhil <text:s text:c="5"/>mathew<text:tab/> 8281324567 single<text:tab/> <text:s text:c="3"/>10000 </text:p>
      <text:p text:style-name="Standard">c5<text:tab/> <text:s text:c="2"/>anu<text:tab/> <text:s text:c="5"/>k <text:tab/> 8281457412 double<text:tab/> <text:s text:c="3"/>15000 </text:p>
      <text:p text:style-name="Standard"/>
      <text:p text:style-name="Standard"/>
      <text:p text:style-name="Standard"/>
      <text:p text:style-name="Standard"><text:s/>create table privateowner(ownerno varchar(10) primary key,fname char(15),lname char(10),address varchar(20),telno number(15)); </text:p>
      <text:p text:style-name="Standard"/>
      <text:p text:style-name="Standard">Table created. </text:p>
      <text:p text:style-name="Standard"/>
      <text:p text:style-name="Standard">SQL&gt; desc privateowner; </text:p>
      <text:p text:style-name="Standard"><text:s/>Name<text:tab/><text:tab/><text:tab/><text:tab/><text:tab/> <text:s text:c="2"/>Null? <text:s text:c="3"/>Type </text:p>
      <text:p text:style-name="Standard"><text:s/>----------------------------------------- -------- ---------------------------- </text:p>
      <text:p text:style-name="Standard"><text:s/>OWNERNO<text:tab/><text:tab/><text:tab/><text:tab/> <text:s text:c="2"/>NOT NULL VARCHAR2(10) </text:p>
      <text:p text:style-name="Standard"><text:s/>FNAME<text:tab/><text:tab/><text:tab/><text:tab/><text:tab/><text:tab/> <text:s text:c="3"/>CHAR(15) </text:p>
      <text:p text:style-name="Standard"><text:s/>LNAME<text:tab/><text:tab/><text:tab/><text:tab/><text:tab/><text:tab/> <text:s text:c="3"/>CHAR(10) </text:p>
      <text:p text:style-name="Standard"><text:s/>ADDRESS<text:tab/><text:tab/><text:tab/><text:tab/><text:tab/> <text:s text:c="3"/>VARCHAR2(20) </text:p>
      <text:p text:style-name="Standard"><text:s/>TELNO<text:tab/><text:tab/></text:p>
      <text:p text:style-name="Standard"/>
      <text:p text:style-name="Standard">insert into privateowner values('o10','tony','pk','america',8324321647); </text:p>
      <text:p text:style-name="Standard"/>
      <text:p text:style-name="Standard">1 row created. </text:p>
      <text:p text:style-name="Standard"/>
      <text:p text:style-name="Standard">SQL&gt; <text:s/>insert into privateowner values('o20','manju','k','london',8543563209); </text:p>
      <text:p text:style-name="Standard"/>
      <text:p text:style-name="Standard">1 row created. </text:p>
      <text:p text:style-name="Standard"/>
      <text:p text:style-name="Standard">SQL&gt; <text:s/>insert into privateowner values('o30','jose','paul','chennai',9453671297); </text:p>
      <text:p text:style-name="Standard"><text:soft-page-break/></text:p>
      <text:p text:style-name="Standard">1 row created. </text:p>
      <text:p text:style-name="Standard"/>
      <text:p text:style-name="Standard">SQL&gt; <text:s/>insert into privateowner values('o40','vimal','pk','goa',8745320088); </text:p>
      <text:p text:style-name="Standard"/>
      <text:p text:style-name="Standard">1 row created. </text:p>
      <text:p text:style-name="Standard"/>
      <text:p text:style-name="Standard">SQL&gt; <text:s/>insert into privateowner values('o50','hari','lal','pune',9977645321); </text:p>
      <text:p text:style-name="Standard"/>
      <text:p text:style-name="Standard">1 row created. </text:p>
      <text:p text:style-name="Standard"><text:s/>select * from privateowner; </text:p>
      <text:p text:style-name="Standard"/>
      <text:p text:style-name="Standard">OWNERNO <text:s text:c="3"/>FNAME<text:tab/> <text:s text:c="2"/>LNAME <text:s text:c="5"/>ADDRESS<text:tab/><text:tab/><text:tab/>TELNO </text:p>
      <text:p text:style-name="Standard">---------- --------------- ---------- -------------------- ---------- </text:p>
      <text:p text:style-name="Standard">o10<text:tab/> <text:s text:c="2"/>tony <text:tab/> <text:s text:c="2"/>pk<text:tab/> <text:s text:c="5"/>america<text:tab/><text:tab/> <text:s text:c="2"/>8324321647 </text:p>
      <text:p text:style-name="Standard">o20<text:tab/> <text:s text:c="2"/>manju<text:tab/> <text:s text:c="2"/>k<text:tab/> <text:s text:c="5"/>london<text:tab/><text:tab/> <text:s text:c="2"/>8543563209 </text:p>
      <text:p text:style-name="Standard">o30<text:tab/> <text:s text:c="2"/>jose <text:tab/> <text:s text:c="2"/>paul <text:s text:c="6"/>chennai<text:tab/><text:tab/> <text:s text:c="2"/>9453671297 </text:p>
      <text:p text:style-name="Standard">o40<text:tab/> <text:s text:c="2"/>vimal<text:tab/> <text:s text:c="2"/>pk<text:tab/> <text:s text:c="5"/>goa<text:tab/><text:tab/> <text:s text:c="2"/>8745320088 </text:p>
      <text:p text:style-name="Standard">o50<text:tab/> <text:s text:c="2"/>hari <text:tab/> <text:s text:c="2"/>lal<text:tab/> <text:s text:c="5"/>pune<text:tab/><text:tab/> <text:s text:c="2"/>9977645321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reate table viewing(clientno varchar(10),propertyno varchar(10),viewdate date,ccomment varchar(50),foreign key(clientno) references client(clientno),foreign key(propertyno) references <text:s/>propertyforrent(propertyno)); </text:p>
      <text:p text:style-name="Standard"/>
      <text:p text:style-name="Standard">Table created.</text:p>
      <text:p text:style-name="Standard">SQL&gt; desc viewing; </text:p>
      <text:p text:style-name="Standard"><text:s/>Name<text:tab/><text:tab/><text:tab/><text:tab/><text:tab/> <text:s text:c="2"/>Null? <text:s text:c="3"/>Type </text:p>
      <text:p text:style-name="Standard"><text:s/>----------------------------------------- -------- ---------------------------- </text:p>
      <text:p text:style-name="Standard"><text:s/>CLIENTNO<text:tab/><text:tab/><text:tab/><text:tab/><text:tab/> <text:s text:c="3"/>VARCHAR2(10) </text:p>
      <text:p text:style-name="Standard"><text:s/>PROPERTYNO<text:tab/><text:tab/><text:tab/><text:tab/><text:tab/> <text:s text:c="3"/>VARCHAR2(10) </text:p>
      <text:p text:style-name="Standard"><text:s/>VIEWDATE<text:tab/><text:tab/><text:tab/><text:tab/><text:tab/> <text:s text:c="3"/>DATE </text:p>
      <text:p text:style-name="Standard"><text:s/>CCOMMENT<text:tab/><text:tab/><text:tab/><text:tab/><text:tab/> <text:s text:c="3"/>VARCHAR2(50) </text:p>
      <text:p text:style-name="Standard"/>
      <text:p text:style-name="Standard"/>
      <text:p text:style-name="Standard"/>
      <text:p text:style-name="Standard">insert into viewing values('c1','pg1','20-mar-2016','very nice place'); </text:p>
      <text:p text:style-name="Standard"/>
      <text:p text:style-name="Standard">1 row created. </text:p>
      <text:p text:style-name="Standard"/>
      <text:p text:style-name="Standard">SQL&gt; insert into viewing values('c2','pg2','25-apr-2016','beautiful'); </text:p>
      <text:p text:style-name="Standard"/>
      <text:p text:style-name="Standard">1 row created. </text:p>
      <text:p text:style-name="Standard"/>
      <text:p text:style-name="Standard">SQL&gt; insert into viewing values('c3','pg3','27-apr-2016','nice'); </text:p>
      <text:p text:style-name="Standard"><text:soft-page-break/></text:p>
      <text:p text:style-name="Standard">1 row created. </text:p>
      <text:p text:style-name="Standard"/>
      <text:p text:style-name="Standard">SQL&gt; insert into viewing values('c4','pg4','30-may-2016','nice place'); </text:p>
      <text:p text:style-name="Standard"/>
      <text:p text:style-name="Standard">1 row created. </text:p>
      <text:p text:style-name="Standard"/>
      <text:p text:style-name="Standard">SQL&gt; insert into viewing values('c5','pg5','26-aug-2016','good'); </text:p>
      <text:p text:style-name="Standard"/>
      <text:p text:style-name="Standard">1 row created. </text:p>
      <text:p text:style-name="Standard"/>
      <text:p text:style-name="Standard">select * from viewing; </text:p>
      <text:p text:style-name="Standard"/>
      <text:p text:style-name="Standard">CLIENTNO <text:s text:c="2"/>PROPERTYNO VIEWDATE </text:p>
      <text:p text:style-name="Standard">---------- ---------- --------- </text:p>
      <text:p text:style-name="Standard">CCOMMENT </text:p>
      <text:p text:style-name="Standard">-------------------------------------------------- </text:p>
      <text:p text:style-name="Standard">c1<text:tab/> <text:s text:c="2"/>pg1<text:tab/> <text:s text:c="5"/>20-MAR-16 </text:p>
      <text:p text:style-name="Standard">very nice place </text:p>
      <text:p text:style-name="Standard"/>
      <text:p text:style-name="Standard">c2<text:tab/> <text:s text:c="2"/>pg2<text:tab/> <text:s text:c="5"/>25-APR-16 </text:p>
      <text:p text:style-name="Standard">beautiful </text:p>
      <text:p text:style-name="Standard"/>
      <text:p text:style-name="Standard">c3<text:tab/> <text:s text:c="2"/>pg3<text:tab/> <text:s text:c="5"/>27-APR-16 </text:p>
      <text:p text:style-name="Standard">nice </text:p>
      <text:p text:style-name="Standard"/>
      <text:p text:style-name="Standard"/>
      <text:p text:style-name="Standard">CLIENTNO <text:s text:c="2"/>PROPERTYNO VIEWDATE </text:p>
      <text:p text:style-name="Standard">---------- ---------- --------- </text:p>
      <text:p text:style-name="Standard">CCOMMENT </text:p>
      <text:p text:style-name="Standard">-------------------------------------------------- </text:p>
      <text:p text:style-name="Standard">c4<text:tab/> <text:s text:c="2"/>pg4<text:tab/> <text:s text:c="5"/>30-MAY-16 </text:p>
      <text:p text:style-name="Standard">nice place </text:p>
      <text:p text:style-name="Standard"/>
      <text:p text:style-name="Standard">c5<text:tab/> <text:s text:c="2"/>pg5<text:tab/> <text:s text:c="5"/>26-AUG-16 </text:p>
      <text:p text:style-name="Standard">good </text:p>
      <text:p text:style-name="Standard"/>
      <text:p text:style-name="Standard"/>
      <text:p text:style-name="Standard"><text:s/>create table registration(clientno varchar(10),branch_no varchar(20),staffno varchar(15),datejoined date,foreign key(clientno) references client(clientno),foreign key(branch_no) references branch(branch_no)); </text:p>
      <text:p text:style-name="Standard"/>
      <text:p text:style-name="Standard">Table created. </text:p>
      <text:p text:style-name="Standard"/>
      <text:p text:style-name="Standard">SQL&gt; desc registration; </text:p>
      <text:p text:style-name="Standard"><text:s/>Name<text:tab/><text:tab/><text:tab/><text:tab/><text:tab/> <text:s text:c="2"/>Null? <text:s text:c="3"/>Type </text:p>
      <text:p text:style-name="Standard"><text:s/>----------------------------------------- -------- ---------------------------- </text:p>
      <text:p text:style-name="Standard"><text:s/>CLIENTNO<text:tab/><text:tab/><text:tab/><text:tab/><text:tab/> <text:s text:c="3"/>VARCHAR2(10) </text:p>
      <text:p text:style-name="Standard"><text:s/>BRANCH_NO<text:tab/><text:tab/><text:tab/><text:tab/><text:tab/> <text:s text:c="3"/>VARCHAR2(20) </text:p>
      <text:p text:style-name="Standard"><text:soft-page-break/><text:s/>STAFFNO<text:tab/><text:tab/><text:tab/><text:tab/><text:tab/> <text:s text:c="3"/>VARCHAR2(15) </text:p>
      <text:p text:style-name="Standard"><text:s/>DATEJOINED<text:tab/><text:tab/><text:tab/><text:tab/><text:tab/> <text:s text:c="3"/>DATE </text:p>
      <text:p text:style-name="Standard"/>
      <text:p text:style-name="Standard"/>
      <text:p text:style-name="Standard">insert into registration values('c1','b001','s11','12-mar-2016'); </text:p>
      <text:p text:style-name="Standard"/>
      <text:p text:style-name="Standard">1 row created. </text:p>
      <text:p text:style-name="Standard"><text:s/></text:p>
      <text:p text:style-name="Standard">Commit complete. </text:p>
      <text:p text:style-name="Standard">SQL&gt; insert into registration values('c2','b002','s22','23-aug-2015'); </text:p>
      <text:p text:style-name="Standard"/>
      <text:p text:style-name="Standard">1 row created. </text:p>
      <text:p text:style-name="Standard"/>
      <text:p text:style-name="Standard">Commit complete. </text:p>
      <text:p text:style-name="Standard">SQL&gt; insert into registration values('c3','b003','s33','14-apr-2016'); </text:p>
      <text:p text:style-name="Standard"/>
      <text:p text:style-name="Standard">1 row created. </text:p>
      <text:p text:style-name="Standard"/>
      <text:p text:style-name="Standard">Commit complete. </text:p>
      <text:p text:style-name="Standard">SQL&gt; insert into registration values('c4','b005','s44','25-jan-2015'); </text:p>
      <text:p text:style-name="Standard"/>
      <text:p text:style-name="Standard">1 row created. </text:p>
      <text:p text:style-name="Standard"/>
      <text:p text:style-name="Standard">Commit complete. </text:p>
      <text:p text:style-name="Standard">SQL&gt; insert into registration values('c5','b006','s55','15-jun-2014'); </text:p>
      <text:p text:style-name="Standard"/>
      <text:p text:style-name="Standard">1 row created. </text:p>
      <text:p text:style-name="Standard"/>
      <text:p text:style-name="Standard"/>
      <text:p text:style-name="Standard"><text:s/>select * from registration; </text:p>
      <text:p text:style-name="Standard"/>
      <text:p text:style-name="Standard">CLIENTNO <text:s text:c="2"/>BRANCH_NO<text:tab/><text:tab/>STAFFNO <text:tab/>DATEJOINE </text:p>
      <text:p text:style-name="Standard">---------- -------------------- --------------- --------- </text:p>
      <text:p text:style-name="Standard">c1<text:tab/> <text:s text:c="2"/>b001 <text:tab/><text:tab/>s11<text:tab/><text:tab/>12-MAR-16 </text:p>
      <text:p text:style-name="Standard">c2<text:tab/> <text:s text:c="2"/>b002 <text:tab/><text:tab/>s22<text:tab/><text:tab/>23-AUG-15 </text:p>
      <text:p text:style-name="Standard">c3<text:tab/> <text:s text:c="2"/>b003 <text:tab/><text:tab/>s33<text:tab/><text:tab/>14-APR-16 </text:p>
      <text:p text:style-name="Standard">c4<text:tab/> <text:s text:c="2"/>b005 <text:tab/><text:tab/>s44<text:tab/><text:tab/>25-JAN-15 </text:p>
      <text:p text:style-name="Standard">c5<text:tab/> <text:s text:c="2"/>b006 <text:tab/><text:tab/>s55<text:tab/><text:tab/>15-JUN-14 </text:p>
      <text:p text:style-name="Standard"/>
      <text:p text:style-name="Standard"/>
      <text:p text:style-name="Standard"/>
      <text:p text:style-name="Standard">1... select * from branch where (city='london') or (city='bristol'); </text:p>
      <text:p text:style-name="Standard"/>
      <text:p text:style-name="Standard">BRANCH_NO<text:tab/> <text:s text:c="4"/>STREET<text:tab/> <text:s text:c="4"/>CITY<text:tab/> <text:s text:c="6"/>POSTCODE </text:p>
      <text:p text:style-name="Standard">-------------------- --------------- --------------- ---------- </text:p>
      <text:p text:style-name="Standard">b001<text:tab/><text:tab/> <text:s text:c="4"/>161mainstreet <text:s text:c="2"/>london<text:tab/> <text:s text:c="6"/>68357212 </text:p>
      <text:p text:style-name="Standard">b002<text:tab/><text:tab/> <text:s text:c="4"/>162mainstreet <text:s text:c="2"/>bristol<text:tab/> <text:s text:c="6"/>68357213 </text:p>
      <text:p text:style-name="Standard">b005<text:tab/><text:tab/> <text:s text:c="4"/>163mainstreet <text:s text:c="2"/>london<text:tab/> <text:s text:c="6"/>64532122 </text:p>
      <text:p text:style-name="Standard"/>
      <text:p text:style-name="Standard"><text:soft-page-break/></text:p>
      <text:p text:style-name="Standard">2... select * from staff where salary between 50000 and 100000; </text:p>
      <text:p text:style-name="Standard"/>
      <text:p text:style-name="Standard">STAFFNO <text:tab/>FIRST_NAME<text:tab/> <text:s text:c="4"/>LAST_NAME<text:tab/><text:tab/> <text:s/>POSITION </text:p>
      <text:p text:style-name="Standard">--------------- -------------------- -------------------- -------------------- </text:p>
      <text:p text:style-name="Standard">SEX<text:tab/> <text:s text:c="2"/>DOB<text:tab/><text:tab/> SALARY BRANCH_NO </text:p>
      <text:p text:style-name="Standard">---------- --------- ---------- -------------------- </text:p>
      <text:p text:style-name="Standard">11<text:tab/><text:tab/>anna<text:tab/><text:tab/> <text:s text:c="4"/>raju<text:tab/><text:tab/> <text:s/>manager </text:p>
      <text:p text:style-name="Standard">female<text:tab/> <text:s text:c="2"/>15-MAR-94<text:tab/> 100000 b001 </text:p>
      <text:p text:style-name="Standard"/>
      <text:p text:style-name="Standard">22<text:tab/><text:tab/>geethu<text:tab/><text:tab/> <text:s text:c="4"/>devassy<text:tab/><text:tab/> <text:s/>organizer </text:p>
      <text:p text:style-name="Standard">female<text:tab/> <text:s text:c="2"/>20-APR-89<text:tab/> <text:s/>80000 b002</text:p>
      <text:p text:style-name="Standard"/>
      <text:p text:style-name="Standard"/>
      <text:p text:style-name="Standard">3....... select * from staff order by salary desc; </text:p>
      <text:p text:style-name="Standard"/>
      <text:p text:style-name="Standard">STAFFNO <text:tab/>FIRST_NAME<text:tab/> <text:s text:c="4"/>LAST_NAME<text:tab/><text:tab/> <text:s/>POSITION<text:tab/> <text:s text:c="6"/>SEX<text:tab/> <text:s/>DOB<text:tab/><text:tab/>SALARY BRANCH_NO </text:p>
      <text:p text:style-name="Standard">--------------- -------------------- -------------------- -------------------- ---------- --------- ---------- -------------------- </text:p>
      <text:p text:style-name="Standard">33<text:tab/><text:tab/>manu<text:tab/><text:tab/> <text:s text:c="4"/>ko <text:tab/><text:tab/> <text:s/>developer<text:tab/> <text:s text:c="6"/>male<text:tab/> <text:s/>14-JAN-90<text:tab/>150000 b003 </text:p>
      <text:p text:style-name="Standard">55<text:tab/><text:tab/>kiran<text:tab/><text:tab/> <text:s text:c="4"/>mv <text:tab/><text:tab/> <text:s/>developer<text:tab/> <text:s text:c="6"/>male<text:tab/> <text:s/>13-JAN-87<text:tab/>150000 b006 </text:p>
      <text:p text:style-name="Standard">44<text:tab/><text:tab/>anu<text:tab/><text:tab/> <text:s text:c="4"/>varghese<text:tab/><text:tab/> <text:s/>testing<text:tab/> <text:s text:c="6"/>female<text:tab/> <text:s/>12-OCT-89<text:tab/>120000 b005 </text:p>
      <text:p text:style-name="Standard">11<text:tab/><text:tab/>anna<text:tab/><text:tab/> <text:s text:c="4"/>raju<text:tab/><text:tab/> <text:s/>manager<text:tab/> <text:s text:c="6"/>female<text:tab/> <text:s/>15-MAR-94<text:tab/>100000 b001 </text:p>
      <text:p text:style-name="Standard">22<text:tab/><text:tab/>geethu<text:tab/><text:tab/> <text:s text:c="4"/>devassy<text:tab/><text:tab/> <text:s/>organizer<text:tab/> <text:s text:c="6"/>female<text:tab/> <text:s/>20-APR-89<text:tab/> 80000 b002 </text:p>
      <text:p text:style-name="Standard"/>
      <text:p text:style-name="Standard"/>
      <text:p text:style-name="Standard"/>
      <text:p text:style-name="Standard">4..........select count(*) from viewing where viewdate between '1-apr-2016' and '30-apr-2016'; </text:p>
      <text:p text:style-name="Standard"/>
      <text:p text:style-name="Standard"><text:s text:c="2"/>COUNT(*) </text:p>
      <text:p text:style-name="Standard">---------- </text:p>
      <text:p text:style-name="Standard"><text:tab/> 2 </text:p>
      <text:p text:style-name="Standard"/>
      <text:p text:style-name="Standard"/>
      <text:p text:style-name="Standard"/>
      <text:p text:style-name="Standard">5......... select avg(salary),max(salary),min(salary) from staff; </text:p>
      <text:p text:style-name="Standard"/>
      <text:p text:style-name="Standard">AVG(SALARY) MAX(SALARY) MIN(SALARY) </text:p>
      <text:p text:style-name="Standard">----------- ----------- ----------- </text:p>
      <text:p text:style-name="Standard"><text:s text:c="5"/>120000<text:tab/> 150000 <text:s text:c="6"/>80000 </text:p>
      <text:p text:style-name="Standard"/>
      <text:p text:style-name="Standard"/>
      <text:p text:style-name="Standard">6......... select count(staffno),sum(salary) from staff; </text:p>
      <text:p text:style-name="Standard"/>
      <text:p text:style-name="Standard">COUNT(STAFFNO) SUM(SALARY) </text:p>
      <text:p text:style-name="Standard">-------------- ----------- </text:p>
      <text:p text:style-name="Standard"><text:soft-page-break/><text:tab/> <text:s text:c="4"/>5<text:tab/> <text:s text:c="3"/>600000 </text:p>
      <text:p text:style-name="Standard"/>
      <text:p text:style-name="Standard">7.........select distinct s.first_name,s.last_name,b.branch_no,b.street from staff s,branch b where b.street='163mainstreet' and s.branch_no=b.branch_no; </text:p>
      <text:p text:style-name="Standard"/>
      <text:p text:style-name="Standard">FIRST_NAME<text:tab/> <text:s text:c="4"/>LAST_NAME<text:tab/><text:tab/> <text:s/>BRANCH_NO<text:tab/> <text:s text:c="6"/>STREET </text:p>
      <text:p text:style-name="Standard">-------------------- -------------------- -------------------- --------------- </text:p>
      <text:p text:style-name="Standard">anu<text:tab/><text:tab/> <text:s text:c="4"/>varghese<text:tab/><text:tab/> <text:s/>b005<text:tab/><text:tab/> <text:s text:c="6"/>163mainstreet </text:p>
      <text:p text:style-name="Standard">manu<text:tab/><text:tab/> <text:s text:c="4"/>ko <text:tab/><text:tab/> <text:s/>b003<text:tab/><text:tab/> <text:s text:c="6"/>163mainstreet </text:p>
      <text:p text:style-name="Standard"/>
      <text:p text:style-name="Standard"/>
      <text:p text:style-name="Standard">8........ <text:s/>select distinct s.first_name,b.branch_no from staff s,staff t,branch b where s.salary&gt;t.salary and b.branch_no='b003'; </text:p>
      <text:p text:style-name="Standard"/>
      <text:p text:style-name="Standard">FIRST_NAME<text:tab/> <text:s text:c="4"/>BRANCH_NO </text:p>
      <text:p text:style-name="Standard">-------------------- -------------------- </text:p>
      <text:p text:style-name="Standard">manu<text:tab/><text:tab/> <text:s text:c="4"/>b003 </text:p>
      <text:p text:style-name="Standard">anna<text:tab/><text:tab/> <text:s text:c="4"/>b003 </text:p>
      <text:p text:style-name="Standard">kiran<text:tab/><text:tab/> <text:s text:c="4"/>b003 </text:p>
      <text:p text:style-name="Standard">anu<text:tab/><text:tab/> <text:s text:c="4"/>b003 </text:p>
      <text:p text:style-name="Standard"/>
      <text:p text:style-name="Standard">9............select b.branch_no,b.city,s.staffno,s.first_name,s.last_name,p.propertyno from branch b,staff s,propertyforrent p where b.branch_no=s.branch_no and s.staffno=p.staffno; </text:p>
      <text:p text:style-name="Standard"/>
      <text:p text:style-name="Standard"/>
      <text:p text:style-name="Standard"/>
      <text:p text:style-name="Standard">BRANCH_NO<text:tab/> <text:s text:c="4"/>CITY<text:tab/> <text:s text:c="4"/>STAFFNO<text:tab/> <text:s text:c="4"/>FIRST_NAME </text:p>
      <text:p text:style-name="Standard">-------------------- --------------- --------------- -------------------- </text:p>
      <text:p text:style-name="Standard">LAST_NAME<text:tab/> <text:s text:c="4"/>PROPERTYNO </text:p>
      <text:p text:style-name="Standard">-------------------- ---------- </text:p>
      <text:p text:style-name="Standard">b001<text:tab/><text:tab/> <text:s text:c="4"/>london<text:tab/> <text:s text:c="4"/>11 <text:tab/> <text:s text:c="4"/>anna </text:p>
      <text:p text:style-name="Standard">raju<text:tab/><text:tab/> <text:s text:c="4"/>pg1 </text:p>
      <text:p text:style-name="Standard"/>
      <text:p text:style-name="Standard">b002<text:tab/><text:tab/> <text:s text:c="4"/>bristol<text:tab/> <text:s text:c="4"/>22 <text:tab/> <text:s text:c="4"/>geethu </text:p>
      <text:p text:style-name="Standard">devassy <text:tab/> <text:s text:c="4"/>pg2 </text:p>
      <text:p text:style-name="Standard"/>
      <text:p text:style-name="Standard">b003<text:tab/><text:tab/> <text:s text:c="4"/>newyork<text:tab/> <text:s text:c="4"/>33 <text:tab/> <text:s text:c="4"/>manu </text:p>
      <text:p text:style-name="Standard">ko<text:tab/><text:tab/> <text:s text:c="4"/>pg3 </text:p>
      <text:p text:style-name="Standard"/>
      <text:p text:style-name="Standard"/>
      <text:p text:style-name="Standard">BRANCH_NO<text:tab/> <text:s text:c="4"/>CITY<text:tab/> <text:s text:c="4"/>STAFFNO<text:tab/> <text:s text:c="4"/>FIRST_NAME </text:p>
      <text:p text:style-name="Standard">-------------------- --------------- --------------- -------------------- </text:p>
      <text:p text:style-name="Standard">LAST_NAME<text:tab/> <text:s text:c="4"/>PROPERTYNO </text:p>
      <text:p text:style-name="Standard">-------------------- ---------- </text:p>
      <text:p text:style-name="Standard">b005<text:tab/><text:tab/> <text:s text:c="4"/>london<text:tab/> <text:s text:c="4"/>44 <text:tab/> <text:s text:c="4"/>anu </text:p>
      <text:p text:style-name="Standard">varghese<text:tab/> <text:s text:c="4"/>pg4 </text:p>
      <text:p text:style-name="Standard"/>
      <text:p text:style-name="Standard">b006<text:tab/><text:tab/> <text:s text:c="4"/>america<text:tab/> <text:s text:c="4"/>55 <text:tab/> <text:s text:c="4"/>kiran </text:p>
      <text:p text:style-name="Standard">mv<text:tab/><text:tab/> <text:s text:c="4"/>pg5 </text:p>
      <text:p text:style-name="Standard"><text:soft-page-break/><text:s/>10.............select c.clientno,fname,lname,telno,preftype,maxrent,viewdate,propertyno from client c,viewing v where c.clientno=v.clientno;</text:p>
      <text:p text:style-name="Standard"/>
      <text:p text:style-name="Standard">CLIENTNO <text:s text:c="2"/>FNAME <text:s text:c="5"/>LNAME<text:tab/> <text:s text:c="5"/>TELNO PREFTYPE<text:tab/> <text:s/>MAXRENT VIEWDATE </text:p>
      <text:p text:style-name="Standard">---------- ---------- ---------- ---------- ---------- ---------- --------- </text:p>
      <text:p text:style-name="Standard">PROPERTYNO </text:p>
      <text:p text:style-name="Standard">---------- </text:p>
      <text:p text:style-name="Standard">c1<text:tab/> <text:s text:c="2"/>ann<text:tab/> <text:s text:c="5"/>po<text:tab/> 9453211234 single<text:tab/> <text:s text:c="3"/>10000 20-MAR-16 </text:p>
      <text:p text:style-name="Standard">pg1 </text:p>
      <text:p text:style-name="Standard"/>
      <text:p text:style-name="Standard">c2<text:tab/> <text:s text:c="2"/>paul <text:s text:c="6"/>jose<text:tab/> 9643251190 single<text:tab/> <text:s text:c="4"/>9000 25-APR-16 </text:p>
      <text:p text:style-name="Standard">pg2 </text:p>
      <text:p text:style-name="Standard"/>
      <text:p text:style-name="Standard">c3<text:tab/> <text:s text:c="2"/>ammu <text:s text:c="6"/>ko<text:tab/> 8965443245 double<text:tab/> <text:s text:c="3"/>12000 27-APR-16 </text:p>
      <text:p text:style-name="Standard">pg3 </text:p>
      <text:p text:style-name="Standard"/>
      <text:p text:style-name="Standard"/>
      <text:p text:style-name="Standard">CLIENTNO <text:s text:c="2"/>FNAME <text:s text:c="5"/>LNAME<text:tab/> <text:s text:c="5"/>TELNO PREFTYPE<text:tab/> <text:s/>MAXRENT VIEWDATE </text:p>
      <text:p text:style-name="Standard">---------- ---------- ---------- ---------- ---------- ---------- --------- </text:p>
      <text:p text:style-name="Standard">PROPERTYNO </text:p>
      <text:p text:style-name="Standard">---------- </text:p>
      <text:p text:style-name="Standard">c4<text:tab/> <text:s text:c="2"/>akhil <text:s text:c="5"/>mathew<text:tab/> 8281324567 single<text:tab/> <text:s text:c="3"/>10000 30-MAY-16 </text:p>
      <text:p text:style-name="Standard">pg4 </text:p>
      <text:p text:style-name="Standard"/>
      <text:p text:style-name="Standard">11.................</text:p>
      <text:p text:style-name="Standard"><text:s/>select distinct b.city,p.city from branch b,propertyforrent p where b.city=p.city; </text:p>
      <text:p text:style-name="Standard"/>
      <text:p text:style-name="Standard">CITY<text:tab/><text:tab/>CITY </text:p>
      <text:p text:style-name="Standard">--------------- --------------- </text:p>
      <text:p text:style-name="Standard">london<text:tab/><text:tab/>london </text:p>
      <text:p text:style-name="Standard"/>
      <text:p text:style-name="Standard"><text:s/>12.......... update staff set salary=salary * 1.05 <text:s/>where position='manager'; </text:p>
      <text:p text:style-name="Standard"/>
      <text:p text:style-name="Standard">1 row updated. </text:p>
      <text:p text:style-name="Standard"/>
      <text:p text:style-name="Standard">Commit complete. </text:p>
      <text:p text:style-name="Standard">select first_name,salary from staff where position='manager'; </text:p>
      <text:p text:style-name="Standard"/>
      <text:p text:style-name="Standard">FIRST_NAME<text:tab/><text:tab/> SALARY </text:p>
      <text:p text:style-name="Standard">-------------------- ---------- </text:p>
      <text:p text:style-name="Standard">anna<text:tab/><text:tab/><text:tab/> 108150 </text:p>
      <text:p text:style-name="Standard"/>
      <text:p text:style-name="Standard">13..................delete from viewing where propertyno='pg4'; </text:p>
      <text:p text:style-name="Standard"/>
      <text:p text:style-name="Standard">1 row deleted. </text:p>
      <text:p text:style-name="Standard"/>
      <text:p text:style-name="Standard">Commit complete. </text:p>
      <text:p text:style-name="Standard">SQL&gt; select * from viewing; </text:p>
      <text:p text:style-name="Standard"/>
      <text:p text:style-name="Standard"><text:soft-page-break/>CLIENTNO <text:s text:c="2"/>PROPERTYNO VIEWDATE </text:p>
      <text:p text:style-name="Standard">---------- ---------- --------- </text:p>
      <text:p text:style-name="Standard">CCOMMENT </text:p>
      <text:p text:style-name="Standard">-------------------------------------------------- </text:p>
      <text:p text:style-name="Standard">c1<text:tab/> <text:s text:c="2"/>pg1<text:tab/> <text:s text:c="5"/>20-MAR-16 </text:p>
      <text:p text:style-name="Standard">very nice place </text:p>
      <text:p text:style-name="Standard"/>
      <text:p text:style-name="Standard">c2<text:tab/> <text:s text:c="2"/>pg2<text:tab/> <text:s text:c="5"/>25-APR-16 </text:p>
      <text:p text:style-name="Standard">beautiful </text:p>
      <text:p text:style-name="Standard"/>
      <text:p text:style-name="Standard">c3<text:tab/> <text:s text:c="2"/>pg3<text:tab/> <text:s text:c="5"/>27-APR-16 </text:p>
      <text:p text:style-name="Standard">nice </text:p>
      <text:p text:style-name="Standard"/>
      <text:p text:style-name="Standard">14............</text:p>
      <text:p text:style-name="Standard"><text:s/>( select branch_no from branch where street='163mainstreet' and city='london') union (select branch_no from branch where street='161mainstreet' and city='london'); </text:p>
      <text:p text:style-name="Standard"/>
      <text:p text:style-name="Standard">BRANCH_NO </text:p>
      <text:p text:style-name="Standard">-------------------- </text:p>
      <text:p text:style-name="Standard">b001 </text:p>
      <text:p text:style-name="Standard">b005 </text:p>
      <text:p text:style-name="Standard"/>
      <text:p text:style-name="Standard">intersect</text:p>
      <text:p text:style-name="Standard"/>
      <text:p text:style-name="Standard">( select branch_no from branch where street='163mainstreet' and city='london') intersect (select branch_no from branch where street='161mainstreet' and city='london'); </text:p>
      <text:p text:style-name="Standard"/>
      <text:p text:style-name="Standard">no rows selected </text:p>
      <text:p text:style-name="Standard"/>
      <text:p text:style-name="Standard"/>
      <text:p text:style-name="Standard"/>
      <text:p text:style-name="Standard"/>
      <text:p text:style-name="Standard"/>
      <text:p text:style-name="Standard">Q2...........</text:p>
      <text:p text:style-name="Standard"/>
      <text:p text:style-name="Standard">create table location(loca_id number(10) primary key,regional_group char(15)); </text:p>
      <text:p text:style-name="Standard"/>
      <text:p text:style-name="Standard">Table created. </text:p>
      <text:p text:style-name="Standard"/>
      <text:p text:style-name="Standard">SQL&gt; insert into location values(122,'newyork'); </text:p>
      <text:p text:style-name="Standard"/>
      <text:p text:style-name="Standard">1 row created. </text:p>
      <text:p text:style-name="Standard"/>
      <text:p text:style-name="Standard">Commit complete. </text:p>
      <text:p text:style-name="Standard">SQL&gt; insert into location values(123,'dallas'); </text:p>
      <text:p text:style-name="Standard"/>
      <text:p text:style-name="Standard">1 row created. </text:p>
      <text:p text:style-name="Standard"/>
      <text:p text:style-name="Standard">Commit complete. </text:p>
      <text:p text:style-name="Standard"><text:soft-page-break/>SQL&gt; <text:s/>insert into location values(124,'chicago'); </text:p>
      <text:p text:style-name="Standard"/>
      <text:p text:style-name="Standard">1 row created. </text:p>
      <text:p text:style-name="Standard"/>
      <text:p text:style-name="Standard">Commit complete. </text:p>
      <text:p text:style-name="Standard">SQL&gt; <text:s/>insert into location values(167,'boston'); </text:p>
      <text:p text:style-name="Standard"/>
      <text:p text:style-name="Standard">1 row created. </text:p>
      <text:p text:style-name="Standard"/>
      <text:p text:style-name="Standard"/>
      <text:p text:style-name="Standard"><text:s/>create table department(depart_id number(10) primary key,name char(10),loca_id number(10),foreign key(loca_id) references location(loca_id)); </text:p>
      <text:p text:style-name="Standard"/>
      <text:p text:style-name="Standard">Table created. </text:p>
      <text:p text:style-name="Standard"/>
      <text:p text:style-name="Standard"/>
      <text:p text:style-name="Standard">select * from location; </text:p>
      <text:p text:style-name="Standard"/>
      <text:p text:style-name="Standard"><text:s text:c="3"/>LOCA_ID REGIONAL_GROUP </text:p>
      <text:p text:style-name="Standard">---------- --------------- </text:p>
      <text:p text:style-name="Standard"><text:s text:c="7"/>122 newyork </text:p>
      <text:p text:style-name="Standard"><text:s text:c="7"/>123 dallas </text:p>
      <text:p text:style-name="Standard"><text:s text:c="7"/>124 chicago </text:p>
      <text:p text:style-name="Standard"><text:s text:c="7"/>167 boston </text:p>
      <text:p text:style-name="Standard"/>
      <text:p text:style-name="Standard">SQL&gt; desc department; </text:p>
      <text:p text:style-name="Standard"><text:s/>Name<text:tab/><text:tab/><text:tab/><text:tab/><text:tab/> <text:s text:c="2"/>Null? <text:s text:c="3"/>Type </text:p>
      <text:p text:style-name="Standard"><text:s/>----------------------------------------- -------- ---------------------------- </text:p>
      <text:p text:style-name="Standard"><text:s/>DEPART_ID<text:tab/><text:tab/><text:tab/><text:tab/> <text:s text:c="2"/>NOT NULL NUMBER(10) </text:p>
      <text:p text:style-name="Standard"><text:s/>NAME<text:tab/><text:tab/><text:tab/><text:tab/><text:tab/><text:tab/> <text:s text:c="3"/>CHAR(10) </text:p>
      <text:p text:style-name="Standard"><text:s/>LOCA_ID<text:tab/><text:tab/><text:tab/><text:tab/><text:tab/> <text:s text:c="3"/>NUMBER(10) </text:p>
      <text:p text:style-name="Standard"/>
      <text:p text:style-name="Standard"/>
      <text:p text:style-name="Standard"/>
      <text:p text:style-name="Standard"><text:s/>insert into department values(10,'accounting',122); </text:p>
      <text:p text:style-name="Standard"/>
      <text:p text:style-name="Standard">1 row created. </text:p>
      <text:p text:style-name="Standard"/>
      <text:p text:style-name="Standard">Commit complete. </text:p>
      <text:p text:style-name="Standard">SQL&gt; insert into department values(20,'research',124); </text:p>
      <text:p text:style-name="Standard"/>
      <text:p text:style-name="Standard">1 row created. </text:p>
      <text:p text:style-name="Standard"/>
      <text:p text:style-name="Standard">Commit complete. </text:p>
      <text:p text:style-name="Standard">SQL&gt; insert into department values(30,'sales',123); </text:p>
      <text:p text:style-name="Standard"/>
      <text:p text:style-name="Standard">1 row created. </text:p>
      <text:p text:style-name="Standard"/>
      <text:p text:style-name="Standard">Commit complete. </text:p>
      <text:p text:style-name="Standard"><text:soft-page-break/>SQL&gt; insert into department values(40,'operations',167); </text:p>
      <text:p text:style-name="Standard"/>
      <text:p text:style-name="Standard">1 row created. </text:p>
      <text:p text:style-name="Standard"/>
      <text:p text:style-name="Standard"/>
      <text:p text:style-name="Standard"><text:s/>select * from department; </text:p>
      <text:p text:style-name="Standard"/>
      <text:p text:style-name="Standard"><text:s/>DEPART_ID NAME <text:tab/> LOCA_ID </text:p>
      <text:p text:style-name="Standard">---------- ---------- ---------- </text:p>
      <text:p text:style-name="Standard"><text:tab/>10 accounting<text:tab/> <text:s text:c="4"/>122 </text:p>
      <text:p text:style-name="Standard"><text:tab/>20 research<text:tab/> <text:s text:c="4"/>124 </text:p>
      <text:p text:style-name="Standard"><text:tab/>30 sales<text:tab/> <text:s text:c="4"/>123 </text:p>
      <text:p text:style-name="Standard"><text:tab/>40 operations<text:tab/> <text:s text:c="4"/>167 </text:p>
      <text:p text:style-name="Standard"/>
      <text:p text:style-name="Standard">create table job(job_id number(10) primary key,function char(15)); </text:p>
      <text:p text:style-name="Standard"/>
      <text:p text:style-name="Standard">Table created. </text:p>
      <text:p text:style-name="Standard"/>
      <text:p text:style-name="Standard">SQL&gt; insert into job values(667,'clerk'); </text:p>
      <text:p text:style-name="Standard"/>
      <text:p text:style-name="Standard">1 row created. </text:p>
      <text:p text:style-name="Standard"/>
      <text:p text:style-name="Standard">Commit complete. </text:p>
      <text:p text:style-name="Standard">SQL&gt; <text:s/>insert into job values(668,'staff'); </text:p>
      <text:p text:style-name="Standard"/>
      <text:p text:style-name="Standard">1 row created. </text:p>
      <text:p text:style-name="Standard"/>
      <text:p text:style-name="Standard">Commit complete. </text:p>
      <text:p text:style-name="Standard">SQL&gt; <text:s/>insert into job values(669,'analyst'); </text:p>
      <text:p text:style-name="Standard"/>
      <text:p text:style-name="Standard">1 row created. </text:p>
      <text:p text:style-name="Standard"/>
      <text:p text:style-name="Standard">Commit complete. </text:p>
      <text:p text:style-name="Standard">SQL&gt; <text:s/>insert into job values(670,'salesperson'); </text:p>
      <text:p text:style-name="Standard"/>
      <text:p text:style-name="Standard">1 row created. </text:p>
      <text:p text:style-name="Standard"/>
      <text:p text:style-name="Standard">Commit complete. </text:p>
      <text:p text:style-name="Standard">SQL&gt; <text:s/>insert into job values(671,'manager'); </text:p>
      <text:p text:style-name="Standard"/>
      <text:p text:style-name="Standard">1 row created. </text:p>
      <text:p text:style-name="Standard"/>
      <text:p text:style-name="Standard">Commit complete. </text:p>
      <text:p text:style-name="Standard">SQL&gt; <text:s/>insert into job values(672,'president'); </text:p>
      <text:p text:style-name="Standard"/>
      <text:p text:style-name="Standard">1 row created. </text:p>
      <text:p text:style-name="Standard"/>
      <text:p text:style-name="Standard"><text:s/>select * from job; </text:p>
      <text:p text:style-name="Standard"/>
      <text:p text:style-name="Standard"><text:soft-page-break/><text:s text:c="4"/>JOB_ID FUNCTION </text:p>
      <text:p text:style-name="Standard">---------- --------------- </text:p>
      <text:p text:style-name="Standard"><text:s text:c="7"/>667 clerk </text:p>
      <text:p text:style-name="Standard"><text:s text:c="7"/>668 staff </text:p>
      <text:p text:style-name="Standard"><text:s text:c="7"/>669 analyst </text:p>
      <text:p text:style-name="Standard"><text:s text:c="7"/>670 salesperson </text:p>
      <text:p text:style-name="Standard"><text:s text:c="7"/>671 manager </text:p>
      <text:p text:style-name="Standard"><text:s text:c="7"/>672 president </text:p>
      <text:p text:style-name="Standard"/>
      <text:p text:style-name="Standard">create table employee(emp_id number(10) primary key,lname char(10),fname char(15),mname char(10),job_id number(10),manager_id number(10),hiredate date,salary number(10),comm number(10),depart_id number(10),foreign key(job_id) references job(job_id),foreign key(depart_id) references department(depart_id)); </text:p>
      <text:p text:style-name="Standard"/>
      <text:p text:style-name="Standard">Table created. </text:p>
      <text:p text:style-name="Standard"/>
      <text:p text:style-name="Standard">SQL&gt; insert into employee values(100,'varghese','anu','ko',667,11,'12-mar-2016',3500,1000,10); </text:p>
      <text:p text:style-name="Standard"/>
      <text:p text:style-name="Standard">1 row created. </text:p>
      <text:p text:style-name="Standard"/>
      <text:p text:style-name="Standard">Commit complete. </text:p>
      <text:p text:style-name="Standard">SQL&gt; insert into employee values(200,'john','sam','p',668,22,'22-apr-2016',4500,2000,20); </text:p>
      <text:p text:style-name="Standard"/>
      <text:p text:style-name="Standard">1 row created. </text:p>
      <text:p text:style-name="Standard"/>
      <text:p text:style-name="Standard">Commit complete. </text:p>
      <text:p text:style-name="Standard">SQL&gt; insert into employee values(300,'paul','suma','lal',669,33,'24-apr-1985',4000,null,30); </text:p>
      <text:p text:style-name="Standard"/>
      <text:p text:style-name="Standard">1 row created. </text:p>
      <text:p text:style-name="Standard"/>
      <text:p text:style-name="Standard">Commit complete. </text:p>
      <text:p text:style-name="Standard">SQL&gt; insert into employee values(400,'devassy','geethu','kk',670,44,'11-jan-1999',5000,1500,40); </text:p>
      <text:p text:style-name="Standard"/>
      <text:p text:style-name="Standard">1 row created. </text:p>
      <text:p text:style-name="Standard"/>
      <text:p text:style-name="Standard"/>
      <text:p text:style-name="Standard">1................ select * from employee; </text:p>
      <text:p text:style-name="Standard"><text:s/>select * from employee; </text:p>
      <text:p text:style-name="Standard"/>
      <text:p text:style-name="Standard"><text:s text:c="4"/>EMP_ID LNAME <text:s text:c="5"/>FNAME<text:tab/> <text:s text:c="5"/>MNAME<text:tab/> <text:s text:c="4"/>JOB_ID MANAGER_ID HIREDATE <text:s text:c="5"/>SALARY<text:tab/> <text:s/>COMM<text:tab/>DEPART_ID </text:p>
      <text:p text:style-name="Standard">---------- ---------- --------------- ---------- ---------- ---------- --------- ---------- ---------- ---------- </text:p>
      <text:p text:style-name="Standard"><text:s text:c="7"/>100 varghese <text:s text:c="2"/>anu<text:tab/> <text:s text:c="5"/>ko<text:tab/><text:tab/>667<text:tab/> <text:s text:c="3"/>11 12-MAR-16 <text:s text:c="6"/>3500<text:tab/> <text:s/>1000<text:tab/> <text:s text:c="6"/>10 </text:p>
      <text:p text:style-name="Standard"><text:s text:c="7"/>200 john <text:s text:c="6"/>sam<text:tab/> <text:s text:c="5"/>p <text:tab/><text:tab/>668<text:tab/> <text:s text:c="3"/>22 22-APR-16 <text:s text:c="6"/>4500<text:tab/> <text:s/>2000<text:tab/> <text:s text:c="6"/>20 </text:p>
      <text:p text:style-name="Standard"><text:s text:c="7"/>300 paul <text:s text:c="6"/>suma<text:tab/> <text:s text:c="5"/>lal<text:tab/><text:tab/>669<text:tab/> <text:s text:c="3"/>33 24-APR-85 <text:s text:c="6"/>4000<text:tab/><text:tab/> <text:s text:c="6"/>30 </text:p>
      <text:p text:style-name="Standard"><text:s text:c="7"/>400 devassy <text:s text:c="3"/>geethu<text:tab/> <text:s text:c="5"/>kk<text:tab/><text:tab/>670<text:tab/> <text:s text:c="3"/>44 11-JAN-99 <text:s text:c="6"/>5000<text:tab/> <text:s/>1500<text:tab/> <text:s text:c="6"/>40 </text:p>
      <text:p text:style-name="Standard"><text:s text:c="7"/>110 varghese <text:s text:c="2"/>anm<text:tab/> <text:s text:c="5"/>ko<text:tab/><text:tab/>667<text:tab/> <text:s text:c="3"/>11 12-MAR-16 <text:s text:c="6"/>3500<text:tab/> <text:s/>1000<text:tab/> <text:s text:c="6"/>10 </text:p>
      <text:p text:style-name="Standard"><text:s text:c="7"/>500 varghese <text:s text:c="2"/>anna<text:tab/> <text:s text:c="5"/>ko<text:tab/><text:tab/>667<text:tab/> <text:s text:c="3"/>11 12-MAR-16 <text:s text:c="6"/>3500<text:tab/> <text:s/>1000<text:tab/> <text:s text:c="6"/>10 </text:p>
      <text:p text:style-name="Standard"><text:s text:c="7"/>600 devassy <text:s text:c="3"/>jonna<text:tab/> <text:s text:c="5"/>kk<text:tab/><text:tab/>670<text:tab/> <text:s text:c="3"/>44 11-JAN-99 <text:s text:c="6"/>5000<text:tab/> <text:s/>1500<text:tab/> <text:s text:c="6"/>40 </text:p>
      <text:p text:style-name="Standard"><text:soft-page-break/><text:s/></text:p>
      <text:p text:style-name="Standard"><text:s text:c="3"/></text:p>
      <text:p text:style-name="Standard">2............select fname,lname,salary,comm from employee;</text:p>
      <text:p text:style-name="Standard">FNAME<text:tab/><text:tab/>LNAME<text:tab/> <text:s text:c="6"/>SALARY<text:tab/> <text:s text:c="3"/>COMM </text:p>
      <text:p text:style-name="Standard">--------------- ---------- ---------- ---------- </text:p>
      <text:p text:style-name="Standard">anu<text:tab/><text:tab/>varghese<text:tab/> 3500<text:tab/> <text:s text:c="3"/>1000 </text:p>
      <text:p text:style-name="Standard">sam<text:tab/><text:tab/>john<text:tab/><text:tab/> 4500<text:tab/> <text:s text:c="3"/>2000 </text:p>
      <text:p text:style-name="Standard">suma<text:tab/><text:tab/>paul<text:tab/><text:tab/> 4000 </text:p>
      <text:p text:style-name="Standard">geethu<text:tab/><text:tab/>devassy <text:tab/> 5000<text:tab/> <text:s text:c="3"/>1500 </text:p>
      <text:p text:style-name="Standard"/>
      <text:p text:style-name="Standard"/>
      <text:p text:style-name="Standard">3...........select emp_id id,lname name,depart_id department_id from employee; </text:p>
      <text:p text:style-name="Standard"/>
      <text:p text:style-name="Standard"><text:tab/>ID NAME <text:s text:c="6"/>DEPARTMENT_ID </text:p>
      <text:p text:style-name="Standard">---------- ---------- ------------- </text:p>
      <text:p text:style-name="Standard"><text:s text:c="7"/>100 varghese<text:tab/><text:tab/> 10 </text:p>
      <text:p text:style-name="Standard"><text:s text:c="7"/>200 john <text:tab/><text:tab/> 20 </text:p>
      <text:p text:style-name="Standard"><text:s text:c="7"/>300 paul <text:tab/><text:tab/> 30 </text:p>
      <text:p text:style-name="Standard"><text:s text:c="7"/>400 devassy<text:tab/><text:tab/> 40 </text:p>
      <text:p text:style-name="Standard"/>
      <text:p text:style-name="Standard">4................... <text:s/>select fname,salary*12 sal from employee; </text:p>
      <text:p text:style-name="Standard">FNAME<text:tab/><text:tab/> <text:s text:c="6"/>SAL </text:p>
      <text:p text:style-name="Standard">--------------- ---------- </text:p>
      <text:p text:style-name="Standard">anu<text:tab/><text:tab/> <text:s text:c="6"/>600 </text:p>
      <text:p text:style-name="Standard">sam<text:tab/><text:tab/> <text:s text:c="4"/>54000 </text:p>
      <text:p text:style-name="Standard">suma<text:tab/><text:tab/> <text:s text:c="4"/>48000 </text:p>
      <text:p text:style-name="Standard">geethu<text:tab/><text:tab/> <text:s text:c="4"/>60000 </text:p>
      <text:p text:style-name="Standard">anm<text:tab/><text:tab/> <text:s text:c="6"/>600 </text:p>
      <text:p text:style-name="Standard">anna<text:tab/><text:tab/> <text:s text:c="6"/>600 </text:p>
      <text:p text:style-name="Standard">jonna<text:tab/><text:tab/> <text:s text:c="4"/>60000 </text:p>
      <text:p text:style-name="Standard"/>
      <text:p text:style-name="Standard">5..........select fname from employee where salary between 3000 and 4500; </text:p>
      <text:p text:style-name="Standard"/>
      <text:p text:style-name="Standard">FNAME </text:p>
      <text:p text:style-name="Standard">--------------- </text:p>
      <text:p text:style-name="Standard">anu </text:p>
      <text:p text:style-name="Standard">sam </text:p>
      <text:p text:style-name="Standard">suma </text:p>
      <text:p text:style-name="Standard"/>
      <text:p text:style-name="Standard">6...........select fname from employee where fname like 's%'; </text:p>
      <text:p text:style-name="Standard"/>
      <text:p text:style-name="Standard">FNAME </text:p>
      <text:p text:style-name="Standard">--------------- </text:p>
      <text:p text:style-name="Standard">sam </text:p>
      <text:p text:style-name="Standard">suma </text:p>
      <text:p text:style-name="Standard">select fname from employee where fname like '%a'; </text:p>
      <text:p text:style-name="Standard"/>
      <text:p text:style-name="Standard">FNAME </text:p>
      <text:p text:style-name="Standard">--------------- </text:p>
      <text:p text:style-name="Standard"><text:soft-page-break/>anna </text:p>
      <text:p text:style-name="Standard">jonna </text:p>
      <text:p text:style-name="Standard">`</text:p>
      <text:p text:style-name="Standard"/>
      <text:p text:style-name="Standard"/>
      <text:p text:style-name="Standard">7...............</text:p>
      <text:p text:style-name="Standard">select fname from employee where length(fname)=4 and fname like 'a%'; </text:p>
      <text:p text:style-name="Standard"/>
      <text:p text:style-name="Standard">FNAME </text:p>
      <text:p text:style-name="Standard">--------------- </text:p>
      <text:p text:style-name="Standard">anna </text:p>
      <text:p text:style-name="Standard"/>
      <text:p text:style-name="Standard"/>
      <text:p text:style-name="Standard"/>
      <text:p text:style-name="Standard">8......... select fname from employee where (depart_id=10 and salary &gt; 3000); </text:p>
      <text:p text:style-name="Standard"/>
      <text:p text:style-name="Standard">FNAME </text:p>
      <text:p text:style-name="Standard">--------------- </text:p>
      <text:p text:style-name="Standard">anu </text:p>
      <text:p text:style-name="Standard"/>
      <text:p text:style-name="Standard"/>
      <text:p text:style-name="Standard">9..........select fname from employee where comm is null; </text:p>
      <text:p text:style-name="Standard"/>
      <text:p text:style-name="Standard">FNAME </text:p>
      <text:p text:style-name="Standard">--------------- </text:p>
      <text:p text:style-name="Standard">suma </text:p>
      <text:p text:style-name="Standard"/>
      <text:p text:style-name="Standard">10.........select <text:s/>emp_id,lname from employee order by emp_id; </text:p>
      <text:p text:style-name="Standard"/>
      <text:p text:style-name="Standard"><text:s text:c="4"/>EMP_ID LNAME </text:p>
      <text:p text:style-name="Standard">---------- ---------- </text:p>
      <text:p text:style-name="Standard"><text:s text:c="7"/>100 varghese </text:p>
      <text:p text:style-name="Standard"><text:s text:c="7"/>200 john </text:p>
      <text:p text:style-name="Standard"><text:s text:c="7"/>300 paul </text:p>
      <text:p text:style-name="Standard"><text:s text:c="7"/>400 devassy </text:p>
      <text:p text:style-name="Standard"/>
      <text:p text:style-name="Standard">11........... select * from employee order by mname asc,salary desc; </text:p>
      <text:p text:style-name="Standard"/>
      <text:p text:style-name="Standard"><text:s text:c="4"/>EMP_ID LNAME <text:s text:c="5"/>FNAME<text:tab/> <text:s text:c="5"/>MNAME<text:tab/> <text:s text:c="4"/>JOB_ID MANAGER_ID HIREDATE <text:s text:c="5"/>SALARY<text:tab/> <text:s/>COMM<text:tab/>DEPART_ID </text:p>
      <text:p text:style-name="Standard">---------- ---------- --------------- ---------- ---------- ---------- --------- ---------- ---------- ---------- </text:p>
      <text:p text:style-name="Standard"><text:s text:c="7"/>400 devassy <text:s text:c="3"/>geethu<text:tab/> <text:s text:c="5"/>kk<text:tab/><text:tab/>670<text:tab/> <text:s text:c="3"/>44 11-JAN-99 <text:s text:c="6"/>5000<text:tab/> <text:s/>1500<text:tab/> <text:s text:c="6"/>40 </text:p>
      <text:p text:style-name="Standard"><text:s text:c="7"/>100 varghese <text:s text:c="2"/>anu<text:tab/> <text:s text:c="5"/>ko<text:tab/><text:tab/>667<text:tab/> <text:s text:c="3"/>11 12-MAR-16 <text:s text:c="6"/>3500<text:tab/> <text:s/>1000<text:tab/> <text:s text:c="6"/>10 </text:p>
      <text:p text:style-name="Standard"><text:s text:c="7"/>300 paul <text:s text:c="6"/>suma<text:tab/> <text:s text:c="5"/>lal<text:tab/><text:tab/>669<text:tab/> <text:s text:c="3"/>33 24-APR-85 <text:s text:c="6"/>4000<text:tab/><text:tab/> <text:s text:c="6"/>30 </text:p>
      <text:p text:style-name="Standard"><text:s text:c="7"/>200 john <text:s text:c="6"/>sam<text:tab/> <text:s text:c="5"/>p <text:tab/><text:tab/>668<text:tab/> <text:s text:c="3"/>22 22-APR-16 <text:s text:c="6"/>4500<text:tab/> <text:s/>2000<text:tab/> <text:s text:c="6"/>20 </text:p>
      <text:p text:style-name="Standard"/>
      <text:p text:style-name="Standard">12......... select count(fname) from employee group by depart_id; </text:p>
      <text:p text:style-name="Standard"/>
      <text:p text:style-name="Standard">COUNT(FNAME) </text:p>
      <text:p text:style-name="Standard"><text:soft-page-break/>------------ </text:p>
      <text:p text:style-name="Standard"><text:tab/> <text:s text:c="2"/>1 </text:p>
      <text:p text:style-name="Standard"><text:tab/> <text:s text:c="2"/>1 </text:p>
      <text:p text:style-name="Standard"><text:tab/> <text:s text:c="2"/>1 </text:p>
      <text:p text:style-name="Standard"><text:tab/> <text:s text:c="2"/>1 </text:p>
      <text:p text:style-name="Standard"/>
      <text:p text:style-name="Standard">13........... select max(salary),min(salary),avg(salary) from employee order by depart_id; </text:p>
      <text:p text:style-name="Standard"/>
      <text:p text:style-name="Standard">MAX(SALARY) MIN(SALARY) AVG(SALARY) </text:p>
      <text:p text:style-name="Standard">----------- ----------- ----------- </text:p>
      <text:p text:style-name="Standard"><text:s text:c="7"/>5000<text:tab/> <text:s text:c="2"/>3500 <text:s/>4142.85714 </text:p>
      <text:p text:style-name="Standard">14.........</text:p>
      <text:p text:style-name="Standard"/>
      <text:p text:style-name="Standard">select emp_id from employee order by hiredate; </text:p>
      <text:p text:style-name="Standard"/>
      <text:p text:style-name="Standard"><text:s text:c="4"/>EMP_ID </text:p>
      <text:p text:style-name="Standard">---------- </text:p>
      <text:p text:style-name="Standard"><text:s text:c="7"/>300 </text:p>
      <text:p text:style-name="Standard"><text:s text:c="7"/>400 </text:p>
      <text:p text:style-name="Standard"><text:s text:c="7"/>600 </text:p>
      <text:p text:style-name="Standard"><text:s text:c="7"/>500 </text:p>
      <text:p text:style-name="Standard"><text:s text:c="7"/>110 </text:p>
      <text:p text:style-name="Standard"><text:s text:c="7"/>100 </text:p>
      <text:p text:style-name="Standard"><text:s text:c="7"/>200 </text:p>
      <text:p text:style-name="Standard">15.......... select depart_id,count(*) from employee group by depart_id having count(*)&lt;=7; </text:p>
      <text:p text:style-name="Standard"/>
      <text:p text:style-name="Standard"><text:s/>DEPART_ID <text:s text:c="2"/>COUNT(*) </text:p>
      <text:p text:style-name="Standard">---------- ---------- </text:p>
      <text:p text:style-name="Standard"><text:tab/>30<text:tab/> <text:s text:c="3"/>1 </text:p>
      <text:p text:style-name="Standard"><text:tab/>20<text:tab/> <text:s text:c="3"/>1 </text:p>
      <text:p text:style-name="Standard"><text:tab/>40<text:tab/> <text:s text:c="3"/>2 </text:p>
      <text:p text:style-name="Standard"><text:tab/>10<text:tab/> <text:s text:c="3"/>3 </text:p>
      <text:p text:style-name="Standard"/>
      <text:p text:style-name="Standard"/>
      <text:p text:style-name="Standard">16......... select to_char(hiredate,'mon')month,count(*) from employee group by to_char(hiredate,'mon') having to_char(hiredate,'mon') in('jan','sep'); </text:p>
      <text:p text:style-name="Standard"/>
      <text:p text:style-name="Standard">MON <text:s text:c="2"/>COUNT(*) </text:p>
      <text:p text:style-name="Standard">--- ---------- </text:p>
      <text:p text:style-name="Standard">jan<text:tab/> <text:s text:c="4"/>2</text:p>
      <text:p text:style-name="Standard"/>
      <text:p text:style-name="Standard"/>
      <text:p text:style-name="Standard"/>
      <text:p text:style-name="Standard">17.............. select count(fname) from employee where hiredate between '24-apr-1985' and '11-jan-1999'; </text:p>
      <text:p text:style-name="Standard"/>
      <text:p text:style-name="Standard">COUNT(FNAME) </text:p>
      <text:p text:style-name="Standard">------------ </text:p>
      <text:p text:style-name="Standard"><text:tab/> <text:s text:c="2"/>3 </text:p>
      <text:p text:style-name="Standard"><text:soft-page-break/></text:p>
      <text:p text:style-name="Standard">18..... select depart_id,count(*) from employee where to_char(hiredate,'yyyy')=1985 and to_char(hiredate,'mon')='apr' group by to_char(hiredate,'yyyy'),to_char(hiredate,'mon'),depart_id having count(*)&lt;=3; </text:p>
      <text:p text:style-name="Standard"/>
      <text:p text:style-name="Standard"><text:s/>DEPART_ID <text:s text:c="2"/>COUNT(*) </text:p>
      <text:p text:style-name="Standard">---------- ---------- </text:p>
      <text:p text:style-name="Standard"><text:tab/>30<text:tab/> <text:s text:c="3"/>1 </text:p>
      <text:p text:style-name="Standard">19..........</text:p>
      <text:p text:style-name="Standard">select fname,salary from employee where salary in(select max(salary) from employee); </text:p>
      <text:p text:style-name="Standard"/>
      <text:p text:style-name="Standard">FNAME<text:tab/><text:tab/> <text:s text:c="3"/>SALARY </text:p>
      <text:p text:style-name="Standard">--------------- ---------- </text:p>
      <text:p text:style-name="Standard">geethu<text:tab/><text:tab/> <text:s text:c="5"/>5000 </text:p>
      <text:p text:style-name="Standard">jonna<text:tab/><text:tab/> <text:s text:c="5"/>5000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0.........select e.fname,j.function from employee e,job j where function='clerk' and e.job_id=j.job_id; </text:p>
      <text:p text:style-name="Standard"/>
      <text:p text:style-name="Standard">FNAME<text:tab/><text:tab/>FUNCTION </text:p>
      <text:p text:style-name="Standard">--------------- --------------- </text:p>
      <text:p text:style-name="Standard">anu<text:tab/><text:tab/>clerk </text:p>
      <text:p text:style-name="Standard">anm<text:tab/><text:tab/>clerk </text:p>
      <text:p text:style-name="Standard">anna<text:tab/><text:tab/>clerk </text:p>
      <text:p text:style-name="Standard"/>
      <text:p text:style-name="Standard"/>
      <text:p text:style-name="Standard">21........... select count(fname) from employee e,department d where d.name='sales' and d.depart_id=e.depart_id; </text:p>
      <text:p text:style-name="Standard"/>
      <text:p text:style-name="Standard">COUNT(FNAME) </text:p>
      <text:p text:style-name="Standard">------------ </text:p>
      <text:p text:style-name="Standard"><text:tab/> <text:s text:c="2"/>1</text:p>
      <text:p text:style-name="Standard"/>
      <text:p text:style-name="Standard">22.......... update employee set salary=salary*12/100 where job_id in(select job_id from job where function='clerk'); </text:p>
      <text:p text:style-name="Standard"/>
      <text:p text:style-name="Standard">3 rows updated. </text:p>
      <text:p text:style-name="Standard"/>
      <text:p text:style-name="Standard">SQL&gt; select * from employee; </text:p>
      <text:p text:style-name="Standard"/>
      <text:p text:style-name="Standard"><text:s text:c="4"/>EMP_ID LNAME <text:s text:c="5"/>FNAME<text:tab/> <text:s text:c="5"/>MNAME<text:tab/> <text:s text:c="4"/>JOB_ID MANAGER_ID HIREDATE <text:s text:c="5"/>SALARY<text:tab/> <text:s/>COMM<text:tab/>DEPART_ID </text:p>
      <text:p text:style-name="Standard">---------- ---------- --------------- ---------- ---------- ---------- --------- ---------- ---------- ---------- </text:p>
      <text:p text:style-name="Standard"><text:s text:c="7"/>100 varghese <text:s text:c="2"/>anu<text:tab/> <text:s text:c="5"/>ko<text:tab/><text:tab/>667<text:tab/> <text:s text:c="3"/>11 12-MAR-16<text:tab/> 50<text:tab/> <text:s/>1000<text:tab/> <text:s text:c="6"/>10 </text:p>
      <text:p text:style-name="Standard"><text:s text:c="7"/>200 john <text:s text:c="6"/>sam<text:tab/> <text:s text:c="5"/>p <text:tab/><text:tab/>668<text:tab/> <text:s text:c="3"/>22 22-APR-16 <text:s text:c="6"/>4500<text:tab/> <text:s/>2000<text:tab/> <text:s text:c="6"/>20 </text:p>
      <text:p text:style-name="Standard"><text:soft-page-break/><text:s text:c="7"/>300 paul <text:s text:c="6"/>suma<text:tab/> <text:s text:c="5"/>lal<text:tab/><text:tab/>669<text:tab/> <text:s text:c="3"/>33 24-APR-85 <text:s text:c="6"/>4000<text:tab/><text:tab/> <text:s text:c="6"/>30 </text:p>
      <text:p text:style-name="Standard"><text:s text:c="7"/>400 devassy <text:s text:c="3"/>geethu<text:tab/> <text:s text:c="5"/>kk<text:tab/><text:tab/>670<text:tab/> <text:s text:c="3"/>44 11-JAN-99 <text:s text:c="6"/>5000<text:tab/> <text:s/>1500<text:tab/> <text:s text:c="6"/>40 </text:p>
      <text:p text:style-name="Standard"><text:s text:c="7"/>110 varghese <text:s text:c="2"/>anm<text:tab/> <text:s text:c="5"/>ko<text:tab/><text:tab/>667<text:tab/> <text:s text:c="3"/>11 12-MAR-16<text:tab/> 50<text:tab/> <text:s/>1000<text:tab/> <text:s text:c="6"/>10 </text:p>
      <text:p text:style-name="Standard"><text:s text:c="7"/>500 varghese <text:s text:c="2"/>anna<text:tab/> <text:s text:c="5"/>ko<text:tab/><text:tab/>667<text:tab/> <text:s text:c="3"/>11 12-MAR-16<text:tab/> 50<text:tab/> <text:s/>1000<text:tab/> <text:s text:c="6"/>10 </text:p>
      <text:p text:style-name="Standard"><text:s text:c="7"/>600 devassy <text:s text:c="3"/>jonna<text:tab/> <text:s text:c="5"/>kk<text:tab/><text:tab/>670<text:tab/> <text:s text:c="3"/>44 11-JAN-99 <text:s text:c="6"/>5000<text:tab/> <text:s/>1500<text:tab/> <text:s text:c="6"/>40 </text:p>
      <text:p text:style-name="Standard"/>
      <text:p text:style-name="Standard">7 rows selected. </text:p>
      <text:p text:style-name="Standard"/>
      <text:p text:style-name="Standard"/>
      <text:p text:style-name="Standard">23...........</text:p>
      <text:p text:style-name="Standard"/>
      <text:p text:style-name="Standard"><text:s/>select max(salary) from employee where salary=(select max(salary) from employee where salary&lt;(select max(salary) from employee)); </text:p>
      <text:p text:style-name="Standard"/>
      <text:p text:style-name="Standard">MAX(SALARY) </text:p>
      <text:p text:style-name="Standard">----------- </text:p>
      <text:p text:style-name="Standard"><text:s text:c="7"/>4500 </text:p>
      <text:p text:style-name="Standard"/>
      <text:p text:style-name="Standard"/>
      <text:p text:style-name="Standard">24.........select salary from employee e where &amp;n=(select count(salary) from (select distinct salary from employee) where e.salary&lt;=salary); </text:p>
      <text:p text:style-name="Standard">Enter value for n: 3 </text:p>
      <text:p text:style-name="Standard">old <text:s text:c="2"/>1: <text:s/>select salary from employee e where &amp;n=(select count(salary) from (select distinct salary from employee) where e.salary&lt;=salary) </text:p>
      <text:p text:style-name="Standard">new <text:s text:c="2"/>1: <text:s/>select salary from employee e where 3=(select count(salary) from (select distinct salary from employee) where e.salary&lt;=salary) </text:p>
      <text:p text:style-name="Standard"/>
      <text:p text:style-name="Standard"><text:s text:c="4"/>SALARY </text:p>
      <text:p text:style-name="Standard">---------- </text:p>
      <text:p text:style-name="Standard"><text:s text:c="6"/>4000 </text:p>
      <text:p text:style-name="Standard"/>
      <text:p text:style-name="P1">Lab cycle-2</text:p>
      <text:p text:style-name="Standard"/>
      <text:p text:style-name="Standard"/>
      <text:p text:style-name="Standard"><text:span text:style-name="T1">1.....</text:span>. 1 <text:s/>declare </text:p>
      <text:p text:style-name="Standard"><text:s text:c="2"/>2 <text:s/>n number(3); </text:p>
      <text:p text:style-name="Standard"><text:s text:c="2"/>3 <text:s/>s number(3); </text:p>
      <text:p text:style-name="Standard"><text:s text:c="2"/>4 <text:s/>t number(3); </text:p>
      <text:p text:style-name="Standard"><text:s text:c="2"/>5 <text:s/>begin </text:p>
      <text:p text:style-name="Standard"><text:s text:c="2"/>6 <text:s/>n:=&amp;n; </text:p>
      <text:p text:style-name="Standard"><text:s text:c="2"/>7 <text:s/>t:=n; </text:p>
      <text:p text:style-name="Standard"><text:s text:c="2"/>8 <text:s/>s:=0; </text:p>
      <text:p text:style-name="Standard"><text:s text:c="2"/>9 <text:s/>while t&gt;0 loop </text:p>
      <text:p text:style-name="Standard"><text:s/>10 <text:s/>s:=s+power((t mod 10),3); </text:p>
      <text:p text:style-name="Standard"><text:s/>11 <text:s/>t:=trunc(t/10); </text:p>
      <text:p text:style-name="Standard"><text:s/>12 <text:s/>end loop; </text:p>
      <text:p text:style-name="Standard"><text:s/>13 <text:s/>if(s=n)then </text:p>
      <text:p text:style-name="Standard"><text:s/>14 <text:s/>dbms_output.put_line('The given number ' || n || ' is an armstrong number'); </text:p>
      <text:p text:style-name="Standard"><text:s/>15 <text:s/>else </text:p>
      <text:p text:style-name="Standard"><text:soft-page-break/><text:s/>16 <text:s/>dbms_output.put_line('The given number ' || n || ' is not an armstrong number'); </text:p>
      <text:p text:style-name="Standard"><text:s/>17 <text:s/>end if; </text:p>
      <text:p text:style-name="Standard"><text:s/>18* end; </text:p>
      <text:p text:style-name="Standard">SQL&gt; / </text:p>
      <text:p text:style-name="Standard">Enter value for n: 153 </text:p>
      <text:p text:style-name="Standard">old <text:s text:c="2"/>6: n:=&amp;n; </text:p>
      <text:p text:style-name="Standard">new <text:s text:c="2"/>6: n:=153; </text:p>
      <text:p text:style-name="Standard">The given number 153 is an armstrong number </text:p>
      <text:p text:style-name="Standard"/>
      <text:p text:style-name="Standard">PL/SQL procedure successfully completed. </text:p>
      <text:p text:style-name="Standard"/>
      <text:p text:style-name="Standard">Commit complete.</text:p>
      <text:p text:style-name="P2"/>
      <text:p text:style-name="Standard"><text:span text:style-name="T1">2........</text:span>. 1 <text:s/>declare </text:p>
      <text:p text:style-name="Standard"><text:s text:c="2"/>2 <text:s/>x number:=1; </text:p>
      <text:p text:style-name="Standard"><text:s text:c="2"/>3 <text:s/>flag number:=0; </text:p>
      <text:p text:style-name="Standard"><text:s text:c="2"/>4 <text:s/>no number; </text:p>
      <text:p text:style-name="Standard"><text:s text:c="2"/>5 <text:s/>r number; </text:p>
      <text:p text:style-name="Standard"><text:s text:c="2"/>6 <text:s/>begin </text:p>
      <text:p text:style-name="Standard"><text:s text:c="2"/>7 <text:s/>while x&lt;100 loop </text:p>
      <text:p text:style-name="Standard"><text:s text:c="2"/>8 <text:s/>flag:=0; </text:p>
      <text:p text:style-name="Standard"><text:s text:c="2"/>9 <text:s/>no:=x-1; </text:p>
      <text:p text:style-name="Standard"><text:s/>10 <text:s/>while no&gt;1 loop </text:p>
      <text:p text:style-name="Standard"><text:s/>11 <text:s/>r:=mod(x,no); </text:p>
      <text:p text:style-name="Standard"><text:s/>12 <text:s/>if r=0 then </text:p>
      <text:p text:style-name="Standard"><text:s/>13 <text:s/>flag:=1; </text:p>
      <text:p text:style-name="Standard"><text:s/>14 <text:s/>exit; </text:p>
      <text:p text:style-name="Standard"><text:s/>15 <text:s/>end if; </text:p>
      <text:p text:style-name="Standard"><text:s/>16 <text:s/>no:=no-1; </text:p>
      <text:p text:style-name="Standard"><text:s/>17 <text:s/>end loop; </text:p>
      <text:p text:style-name="Standard"><text:s/>18 <text:s/>if flag=0 then </text:p>
      <text:p text:style-name="Standard"><text:s/>19 <text:s/>dbms_output.put_line(x); </text:p>
      <text:p text:style-name="Standard"><text:s/>20 <text:s/>end if; </text:p>
      <text:p text:style-name="Standard"><text:s/>21 <text:s/>x:=x+1; </text:p>
      <text:p text:style-name="Standard"><text:s/>22 <text:s/>end loop; </text:p>
      <text:p text:style-name="Standard"><text:s/>23* end; </text:p>
      <text:p text:style-name="Standard">SQL&gt; / </text:p>
      <text:p text:style-name="Standard">1 </text:p>
      <text:p text:style-name="Standard">2 </text:p>
      <text:p text:style-name="Standard">3 </text:p>
      <text:p text:style-name="Standard">5 </text:p>
      <text:p text:style-name="Standard">7 </text:p>
      <text:p text:style-name="Standard">11 </text:p>
      <text:p text:style-name="Standard">13 </text:p>
      <text:p text:style-name="Standard">17 </text:p>
      <text:p text:style-name="Standard">19 </text:p>
      <text:p text:style-name="Standard">23 </text:p>
      <text:p text:style-name="Standard">29 </text:p>
      <text:p text:style-name="Standard">31 </text:p>
      <text:p text:style-name="Standard"><text:soft-page-break/>37 </text:p>
      <text:p text:style-name="Standard">41 </text:p>
      <text:p text:style-name="Standard">43 </text:p>
      <text:p text:style-name="Standard">47 </text:p>
      <text:p text:style-name="Standard">53 </text:p>
      <text:p text:style-name="Standard">59 </text:p>
      <text:p text:style-name="Standard">61 </text:p>
      <text:p text:style-name="Standard">67 </text:p>
      <text:p text:style-name="Standard">71 </text:p>
      <text:p text:style-name="Standard">73 </text:p>
      <text:p text:style-name="Standard">79 </text:p>
      <text:p text:style-name="Standard">83 </text:p>
      <text:p text:style-name="Standard">89 </text:p>
      <text:p text:style-name="Standard">97 </text:p>
      <text:p text:style-name="Standard"/>
      <text:p text:style-name="Standard">PL/SQL procedure successfully completed. </text:p>
      <text:p text:style-name="Standard"/>
      <text:p text:style-name="Standard">Commit complete. </text:p>
      <text:p text:style-name="Standard"/>
      <text:p text:style-name="Standard"><text:span text:style-name="T1">3.............</text:span>declare </text:p>
      <text:p text:style-name="Standard"><text:s text:c="3"/>n number(4):=&amp;n; </text:p>
      <text:p text:style-name="Standard"><text:s text:c="3"/>s number(4):=0; </text:p>
      <text:p text:style-name="Standard"><text:s text:c="3"/>r number(4); </text:p>
      <text:p text:style-name="Standard"><text:s text:c="3"/>c number:=0; </text:p>
      <text:p text:style-name="Standard"><text:s text:c="3"/>begin </text:p>
      <text:p text:style-name="Standard"><text:s text:c="3"/>while n&gt;0 loop </text:p>
      <text:p text:style-name="Standard"><text:s text:c="3"/>r:=mod(n,10); </text:p>
      <text:p text:style-name="Standard"><text:s text:c="3"/>c:=c+r; </text:p>
      <text:p text:style-name="Standard"><text:s text:c="3"/>s:=(s*10)+r; </text:p>
      <text:p text:style-name="Standard"><text:s text:c="3"/>n:=trunc(n/10); </text:p>
      <text:p text:style-name="Standard"><text:s text:c="3"/>end loop; </text:p>
      <text:p text:style-name="Standard"><text:s text:c="3"/>dbms_output.put_line('The reverse of a no '||s); </text:p>
      <text:p text:style-name="Standard"><text:s text:c="3"/>dbms_output.put_line('Sum of the digit '||c); </text:p>
      <text:p text:style-name="Standard"><text:s text:c="3"/>end; </text:p>
      <text:p text:style-name="Standard"><text:s text:c="2"/>/ </text:p>
      <text:p text:style-name="Standard">Enter value for n: 123 </text:p>
      <text:p text:style-name="Standard">old <text:s text:c="2"/>2: <text:s text:c="3"/>n number(4):=&amp;n; </text:p>
      <text:p text:style-name="Standard">new <text:s text:c="2"/>2: <text:s text:c="3"/>n number(4):=123; </text:p>
      <text:p text:style-name="Standard">The reverse of a no 321 </text:p>
      <text:p text:style-name="Standard">Sum of the digit 6 </text:p>
      <text:p text:style-name="Standard"/>
      <text:p text:style-name="Standard">PL/SQL procedure successfully completed. </text:p>
      <text:p text:style-name="Standard"/>
      <text:p text:style-name="Standard">Commit complete.</text:p>
      <text:p text:style-name="Standard"/>
      <text:p text:style-name="Standard"/>
      <text:p text:style-name="P2">4..........</text:p>
      <text:p text:style-name="Standard">declare </text:p>
      <text:p text:style-name="Standard"><text:s text:c="2"/>2 <text:s/>f1 number(3); </text:p>
      <text:p text:style-name="Standard"><text:soft-page-break/><text:s text:c="2"/>3 <text:s/>f2 number(3); </text:p>
      <text:p text:style-name="Standard"><text:s text:c="2"/>4 <text:s/>f3 number(3); </text:p>
      <text:p text:style-name="Standard"><text:s text:c="2"/>5 <text:s/>num number(3); </text:p>
      <text:p text:style-name="Standard"><text:s text:c="2"/>6 <text:s/>begin </text:p>
      <text:p text:style-name="Standard"><text:s text:c="2"/>7 <text:s/>f1:=0; </text:p>
      <text:p text:style-name="Standard"><text:s text:c="2"/>8 <text:s/>f2:=1; </text:p>
      <text:p text:style-name="Standard"><text:s text:c="2"/>9 <text:s/>f3:=0; </text:p>
      <text:p text:style-name="Standard"><text:s/>10 <text:s/>num:=1; </text:p>
      <text:p text:style-name="Standard"><text:s/>11 <text:s/>while num&lt;=10 </text:p>
      <text:p text:style-name="Standard"><text:s/>12 <text:s/>loop </text:p>
      <text:p text:style-name="Standard"><text:s/>13 <text:s/>dbms_output.put_line(f3); </text:p>
      <text:p text:style-name="Standard"><text:s/>14 <text:s/>f1:=f2; </text:p>
      <text:p text:style-name="Standard"><text:s/>15 <text:s/>f2:=f3; </text:p>
      <text:p text:style-name="Standard"><text:s/>16 <text:s/>f3:=f1+f2; </text:p>
      <text:p text:style-name="Standard"><text:s/>17 <text:s/>num:=num+1; </text:p>
      <text:p text:style-name="Standard"><text:s/>18 <text:s/>end loop; </text:p>
      <text:p text:style-name="Standard"><text:s/>19 <text:s/>end; </text:p>
      <text:p text:style-name="Standard"><text:s/>20 <text:s/>/ </text:p>
      <text:p text:style-name="Standard">0 </text:p>
      <text:p text:style-name="Standard">1 </text:p>
      <text:p text:style-name="Standard">1 </text:p>
      <text:p text:style-name="Standard">2 </text:p>
      <text:p text:style-name="Standard">3 </text:p>
      <text:p text:style-name="Standard">5 </text:p>
      <text:p text:style-name="Standard">8 </text:p>
      <text:p text:style-name="Standard">13 </text:p>
      <text:p text:style-name="Standard">21 </text:p>
      <text:p text:style-name="Standard">34 </text:p>
      <text:p text:style-name="Standard"/>
      <text:p text:style-name="Standard">PL/SQL procedure successfully completed. </text:p>
      <text:p text:style-name="Standard"/>
      <text:p text:style-name="Standard">Commit complete.</text:p>
      <text:p text:style-name="Standard"><text:span text:style-name="Source_20_Text"/></text:p>
      <text:p text:style-name="Standard"/>
      <text:p text:style-name="Standard"><text:span text:style-name="T1">6........</text:span>.. create or replace function sumsal(departid number) </text:p>
      <text:p text:style-name="Standard"><text:s text:c="4"/>return number is </text:p>
      <text:p text:style-name="Standard"><text:s text:c="4"/>sumsalary integer; </text:p>
      <text:p text:style-name="Standard"><text:s text:c="4"/>begin </text:p>
      <text:p text:style-name="Standard"><text:s text:c="4"/>select sum(salary) into sumsalary from employee </text:p>
      <text:p text:style-name="Standard"><text:s text:c="4"/>where employee.depart_id=departid; </text:p>
      <text:p text:style-name="Standard"><text:s text:c="4"/>return sumsalary; </text:p>
      <text:p text:style-name="Standard"><text:s text:c="4"/>end; <text:s/>2 <text:s text:c="3"/>3 <text:s text:c="3"/>4 <text:s text:c="3"/>5 <text:s text:c="3"/>6 <text:s text:c="3"/>7 <text:s text:c="3"/>8 <text:s/></text:p>
      <text:p text:style-name="Standard"><text:s text:c="2"/>9 <text:s/>/ </text:p>
      <text:p text:style-name="Standard"/>
      <text:p text:style-name="Standard">Function created. </text:p>
      <text:p text:style-name="Standard"/>
      <text:p text:style-name="Standard"/>
      <text:p text:style-name="Standard"/>
      <text:p text:style-name="Standard"/>
      <text:p text:style-name="Standard"><text:soft-page-break/>SQL&gt; declare </text:p>
      <text:p text:style-name="Standard"><text:s text:c="3"/>sumsalary integer(10); </text:p>
      <text:p text:style-name="Standard"><text:s text:c="3"/>begin</text:p>
      <text:p text:style-name="Standard"><text:s text:c="2"/>sumsalary:=sumsal(10); </text:p>
      <text:p text:style-name="Standard"><text:s text:c="3"/>dbms_output.put_line(sumsalary); </text:p>
      <text:p text:style-name="Standard"><text:s text:c="3"/>end; <text:s/>2 <text:s text:c="3"/>3 <text:s text:c="3"/>4 <text:s text:c="3"/>5 <text:s text:c="3"/>6 <text:s/></text:p>
      <text:p text:style-name="Standard"><text:s text:c="2"/>7 <text:s/>/ </text:p>
      <text:p text:style-name="Standard">1260 </text:p>
      <text:p text:style-name="Standard"/>
      <text:p text:style-name="Standard">PL/SQL procedure successfully completed. </text:p>
      <text:p text:style-name="Standard"/>
      <text:p text:style-name="Standard">Commit complete. </text:p>
      <text:p text:style-name="Standard"/>
      <text:p text:style-name="Standard"><text:span text:style-name="T1">12...........</text:span> declare </text:p>
      <text:p text:style-name="Standard"><text:s text:c="3"/>num1 number(5); </text:p>
      <text:p text:style-name="Standard"><text:s text:c="3"/>num2 number(5); </text:p>
      <text:p text:style-name="Standard"><text:s text:c="3"/>rev number(5); </text:p>
      <text:p text:style-name="Standard"><text:s text:c="3"/>begin </text:p>
      <text:p text:style-name="Standard"><text:s text:c="3"/>num1:=&amp;num1; </text:p>
      <text:p text:style-name="Standard"><text:s text:c="3"/>rev:=0; </text:p>
      <text:p text:style-name="Standard"><text:s text:c="3"/>while num1&gt;0 </text:p>
      <text:p text:style-name="Standard"><text:s text:c="3"/>loop </text:p>
      <text:p text:style-name="Standard"><text:s text:c="3"/>num2:=num1 mod 10; </text:p>
      <text:p text:style-name="Standard"><text:s text:c="3"/>rev:=num2+(rev*10); </text:p>
      <text:p text:style-name="Standard"><text:s text:c="3"/>num1:=floor(num1/10); </text:p>
      <text:p text:style-name="Standard"><text:s text:c="3"/>end loop; </text:p>
      <text:p text:style-name="Standard"><text:s text:c="3"/>dbms_output.put_line('the reverse of a number is: '||rev); </text:p>
      <text:p text:style-name="Standard"><text:s text:c="3"/>end; </text:p>
      <text:p text:style-name="Standard"><text:s text:c="2"/></text:p>
      <text:p text:style-name="Standard">Enter value for num1: 123 </text:p>
      <text:p text:style-name="Standard">old <text:s text:c="2"/>6: num1:=&amp;num1; </text:p>
      <text:p text:style-name="Standard">new <text:s text:c="2"/>6: num1:=123; </text:p>
      <text:p text:style-name="Standard">The reverse of a number is" 321 </text:p>
      <text:p text:style-name="Standard"/>
      <text:p text:style-name="Standard">PL/SQL procedure successfully completed. </text:p>
      <text:p text:style-name="Standard"/>
      <text:p text:style-name="Standard">Commit complete.</text:p>
      <text:p text:style-name="Standard"/>
      <text:p text:style-name="P2"/>
      <text:p text:style-name="Standard"><text:span text:style-name="T1">7.........</text:span> create or replace function palin(pal varchar) </text:p>
      <text:p text:style-name="Standard"><text:s text:c="2"/>return varchar is </text:p>
      <text:p text:style-name="Standard"><text:s text:c="2"/>len number; </text:p>
      <text:p text:style-name="Standard"><text:s text:c="2"/>result varchar(20); </text:p>
      <text:p text:style-name="Standard"><text:s text:c="2"/>s varchar(20); </text:p>
      <text:p text:style-name="Standard"><text:s text:c="2"/>begin </text:p>
      <text:p text:style-name="Standard"><text:s text:c="2"/>len:=length(pal); </text:p>
      <text:p text:style-name="Standard"><text:s text:c="2"/>for i in reverse 1..len loop </text:p>
      <text:p text:style-name="Standard"><text:s text:c="2"/>s:=s||substr(pal,i,1); </text:p>
      <text:p text:style-name="Standard"><text:s text:c="2"/>end loop; </text:p>
      <text:p text:style-name="Standard"><text:soft-page-break/><text:s text:c="2"/>if s=pal then </text:p>
      <text:p text:style-name="Standard"><text:s text:c="2"/>dbms_output.put_line(pal ||' is a palindrom '); </text:p>
      <text:p text:style-name="Standard"><text:s text:c="2"/>else </text:p>
      <text:p text:style-name="Standard"><text:s text:c="2"/>dbms_output.put_line(pal || ' is not palindrom'); </text:p>
      <text:p text:style-name="Standard"><text:s text:c="2"/>end if; </text:p>
      <text:p text:style-name="Standard"><text:s text:c="2"/>return s; </text:p>
      <text:p text:style-name="Standard"><text:s text:c="2"/>end; </text:p>
      <text:p text:style-name="Standard"><text:s text:c="2"/>/ </text:p>
      <text:p text:style-name="Standard"><text:s text:c="2"/>Function created. </text:p>
      <text:p text:style-name="Standard"/>
      <text:p text:style-name="Standard"/>
      <text:p text:style-name="Standard">declare </text:p>
      <text:p text:style-name="Standard">x varchar(20); </text:p>
      <text:p text:style-name="Standard">y varchar(20); </text:p>
      <text:p text:style-name="Standard">t varchar(10); </text:p>
      <text:p text:style-name="Standard">begin </text:p>
      <text:p text:style-name="Standard">t:='&amp;t'; </text:p>
      <text:p text:style-name="Standard">y:=palin(t); </text:p>
      <text:p text:style-name="Standard">dbms_output.put_line(y); </text:p>
      <text:p text:style-name="Standard">end; </text:p>
      <text:p text:style-name="Standard"/>
      <text:p text:style-name="Standard">Enter value for t: malayalam </text:p>
      <text:p text:style-name="Standard">old <text:s text:c="2"/>6: t:='&amp;t'; </text:p>
      <text:p text:style-name="Standard">new <text:s text:c="2"/>6: t:='malayalam'; </text:p>
      <text:p text:style-name="Standard">malayalam is a palindrom </text:p>
      <text:p text:style-name="Standard">malayalam </text:p>
      <text:p text:style-name="Standard"/>
      <text:p text:style-name="Standard">PL/SQL procedure successfully completed. </text:p>
      <text:p text:style-name="Standard"/>
      <text:p text:style-name="Standard">Commit complete.</text:p>
      <text:p text:style-name="Standard"/>
      <text:p text:style-name="Standard"/>
      <text:p text:style-name="Standard"><text:span text:style-name="T1">12...............</text:span>.create or replace procedure rev </text:p>
      <text:p text:style-name="Standard"><text:s text:c="2"/>as </text:p>
      <text:p text:style-name="Standard"><text:s text:c="2"/>n number:=0; </text:p>
      <text:p text:style-name="Standard"><text:s text:c="2"/>r number; </text:p>
      <text:p text:style-name="Standard"><text:s text:c="2"/>k number; </text:p>
      <text:p text:style-name="Standard"><text:s text:c="2"/>p number:=0; </text:p>
      <text:p text:style-name="Standard"><text:s text:c="2"/>s number:=0; </text:p>
      <text:p text:style-name="Standard"><text:s text:c="2"/>begin </text:p>
      <text:p text:style-name="Standard"><text:s text:c="2"/>n:=&amp;n; </text:p>
      <text:p text:style-name="Standard"><text:s text:c="2"/>k:=n; </text:p>
      <text:p text:style-name="Standard"><text:s text:c="2"/>while(n&gt;0) loop </text:p>
      <text:p text:style-name="Standard"><text:s text:c="2"/>r:=mod(n,10); </text:p>
      <text:p text:style-name="Standard"><text:s text:c="2"/>p:=p+r; </text:p>
      <text:p text:style-name="Standard"><text:s text:c="2"/>s:=s*10; </text:p>
      <text:p text:style-name="Standard"><text:s text:c="2"/>s:=s+r; </text:p>
      <text:p text:style-name="Standard"><text:s text:c="2"/>n:=trunc(n/10); </text:p>
      <text:p text:style-name="Standard"><text:s text:c="2"/>end loop; </text:p>
      <text:p text:style-name="Standard"><text:soft-page-break/><text:s text:c="2"/>dbms_output.put_line('the reverse digit of '||k||'='||s); </text:p>
      <text:p text:style-name="Standard"><text:s text:c="2"/>end rev; </text:p>
      <text:p text:style-name="Standard"><text:s text:c="2"/></text:p>
      <text:p text:style-name="Standard">Enter value for n: 345 </text:p>
      <text:p text:style-name="Standard">old <text:s text:c="2"/>9: <text:s text:c="2"/>n:=&amp;n; </text:p>
      <text:p text:style-name="Standard">new <text:s text:c="2"/>9: <text:s text:c="2"/>n:=345; </text:p>
      <text:p text:style-name="Standard"/>
      <text:p text:style-name="Standard">Procedure created. </text:p>
      <text:p text:style-name="Standard"/>
      <text:p text:style-name="Standard">SQL&gt; exec rev; </text:p>
      <text:p text:style-name="Standard">the reverse digit of 345=543 </text:p>
      <text:p text:style-name="Standard"/>
      <text:p text:style-name="Standard">PL/SQL procedure successfully completed. </text:p>
      <text:p text:style-name="Standard"/>
      <text:p text:style-name="Standard">Commit complete. </text:p>
      <text:p text:style-name="Standard"/>
      <text:p text:style-name="Standard"/>
      <text:p text:style-name="Standard"/>
      <text:p text:style-name="P2">14........ </text:p>
      <text:p text:style-name="Standard">create or replace procedure salary_update(employee_id in number,s out number)is </text:p>
      <text:p text:style-name="Standard"><text:s/>begin </text:p>
      <text:p text:style-name="Standard"><text:s/>select salary into s from employe e </text:p>
      <text:p text:style-name="Standard"><text:s/>where e.emp_id=employee_id; </text:p>
      <text:p text:style-name="Standard"><text:s/>if s&lt;6000 then </text:p>
      <text:p text:style-name="Standard"><text:s/>update employe set salary=6500 where emp_id=employee_id; </text:p>
      <text:p text:style-name="Standard"><text:s/>elsif(s&gt;6000 and s&lt;=8000) then </text:p>
      <text:p text:style-name="Standard"><text:s/>update employee set salary=10000 where emp_id=employee_id; </text:p>
      <text:p text:style-name="Standard"><text:s/>end if; </text:p>
      <text:p text:style-name="Standard"><text:s/>end; </text:p>
      <text:p text:style-name="Standard"/>
      <text:p text:style-name="Standard"/>
      <text:p text:style-name="Standard"/>
      <text:p text:style-name="Standard">declare </text:p>
      <text:p text:style-name="Standard"><text:s text:c="2"/>s number; </text:p>
      <text:p text:style-name="Standard"><text:s text:c="2"/>employeeid number:=&amp;emp_id; </text:p>
      <text:p text:style-name="Standard"><text:s text:c="2"/>begin </text:p>
      <text:p text:style-name="Standard"><text:s text:c="2"/>salary_update(employeeid,s); </text:p>
      <text:p text:style-name="Standard"><text:s text:c="2"/>end; </text:p>
      <text:p text:style-name="Standard"/>
      <text:p text:style-name="P1">output</text:p>
      <text:p text:style-name="Standard"/>
      <text:p text:style-name="Standard"/>
      <text:p text:style-name="Standard">Enter value for emp_id: 100 </text:p>
      <text:p text:style-name="Standard">old <text:s text:c="2"/>3: <text:s text:c="2"/>employeeid number:=&amp;emp_id; </text:p>
      <text:p text:style-name="Standard">new <text:s text:c="2"/>3: <text:s text:c="2"/>employeeid number:=100; </text:p>
      <text:p text:style-name="Standard"/>
      <text:p text:style-name="Standard">PL/SQL procedure successfully completed. </text:p>
      <text:p text:style-name="Standard"/>
      <text:p text:style-name="Standard">Commit complete. </text:p>
      <text:p text:style-name="Standard"><text:soft-page-break/>select * from employe; </text:p>
      <text:p text:style-name="Standard"/>
      <text:p text:style-name="Standard"><text:s text:c="4"/>select * from employe; </text:p>
      <text:p text:style-name="Standard"/>
      <text:p text:style-name="Standard"><text:s text:c="4"/>EMP_ID ENAME<text:tab/><text:tab/> <text:s text:c="3"/>SALARY </text:p>
      <text:p text:style-name="Standard">---------- -------------------- ---------- </text:p>
      <text:p text:style-name="Standard"><text:s text:c="7"/>100 anu<text:tab/><text:tab/><text:tab/> <text:s text:c="5"/>3500 </text:p>
      <text:p text:style-name="Standard"><text:s text:c="7"/>200 anju <text:tab/><text:tab/> <text:s text:c="5"/>2000 </text:p>
      <text:p text:style-name="Standard"><text:s text:c="7"/>300 geethu<text:tab/><text:tab/> <text:s text:c="5"/>4000 </text:p>
      <text:p text:style-name="Standard"><text:s text:c="7"/>400 anuja<text:tab/><text:tab/> <text:s text:c="5"/>5000 </text:p>
      <text:p text:style-name="Standard"/>
      <text:p text:style-name="Standard"/>
      <text:p text:style-name="Standard"><text:s/>select * from employe; </text:p>
      <text:p text:style-name="Standard"/>
      <text:p text:style-name="Standard"><text:s text:c="4"/>EMP_ID ENAME<text:tab/><text:tab/> <text:s text:c="3"/>SALARY </text:p>
      <text:p text:style-name="Standard">---------- -------------------- ---------- </text:p>
      <text:p text:style-name="Standard"><text:s text:c="7"/>100 anu<text:tab/><text:tab/><text:tab/> <text:s text:c="5"/>6500 </text:p>
      <text:p text:style-name="Standard"><text:s text:c="7"/>200 anju <text:tab/><text:tab/> <text:s text:c="5"/>2000 </text:p>
      <text:p text:style-name="Standard"><text:s text:c="7"/>300 geethu<text:tab/><text:tab/> <text:s text:c="5"/>4000 </text:p>
      <text:p text:style-name="Standard"><text:s text:c="7"/>400 anuja<text:tab/><text:tab/> <text:s text:c="5"/>5000 </text:p>
      <text:p text:style-name="Standard"/>
      <text:p text:style-name="Standard"/>
      <text:p text:style-name="P2">11............</text:p>
      <text:p text:style-name="Standard"><text:s text:c="9"/>create or replace procedure salary11(em_id in number,incr in number) is </text:p>
      <text:p text:style-name="Standard">sal number; </text:p>
      <text:p text:style-name="Standard">begin </text:p>
      <text:p text:style-name="Standard">select salary into sal from employe where employe.emp_id=em_id; </text:p>
      <text:p text:style-name="Standard">update employe set salary=salary+salary*incr where employe.emp_id=em_id; </text:p>
      <text:p text:style-name="Standard">end; </text:p>
      <text:p text:style-name="Standard"/>
      <text:p text:style-name="Standard"/>
      <text:p text:style-name="Standard">declare </text:p>
      <text:p text:style-name="Standard">em_id number; </text:p>
      <text:p text:style-name="Standard">incr number; </text:p>
      <text:p text:style-name="Standard">begin </text:p>
      <text:p text:style-name="Standard">salary11(&amp;em_id,'&amp;incr'); </text:p>
      <text:p text:style-name="Standard">end; </text:p>
      <text:p text:style-name="Standard"/>
      <text:p text:style-name="Standard"/>
      <text:p text:style-name="P1">output</text:p>
      <text:p text:style-name="Standard"/>
      <text:p text:style-name="Standard">Enter value for em_id: 100 </text:p>
      <text:p text:style-name="Standard">Enter value for incr: 500 </text:p>
      <text:p text:style-name="Standard">old <text:s text:c="2"/>5: salary11(&amp;em_id,'&amp;incr'); </text:p>
      <text:p text:style-name="Standard">new <text:s text:c="2"/>5: salary11(100,'500'); </text:p>
      <text:p text:style-name="Standard"/>
      <text:p text:style-name="Standard">PL/SQL procedure successfully completed. </text:p>
      <text:p text:style-name="Standard"/>
      <text:p text:style-name="Standard">Commit complete. </text:p>
      <text:p text:style-name="Standard"><text:soft-page-break/>SQL&gt; select * from employe; </text:p>
      <text:p text:style-name="Standard"/>
      <text:p text:style-name="Standard"><text:s text:c="3"/></text:p>
      <text:p text:style-name="Standard">select * from employe; </text:p>
      <text:p text:style-name="Standard"/>
      <text:p text:style-name="Standard"><text:s text:c="4"/>EMP_ID ENAME<text:tab/><text:tab/> <text:s text:c="3"/>SALARY </text:p>
      <text:p text:style-name="Standard">---------- -------------------- ---------- </text:p>
      <text:p text:style-name="Standard"><text:s text:c="7"/>100 anu<text:tab/><text:tab/><text:tab/> <text:s text:c="5"/>6500 </text:p>
      <text:p text:style-name="Standard"><text:s text:c="7"/>200 anju <text:tab/><text:tab/> <text:s text:c="3"/>402000 </text:p>
      <text:p text:style-name="Standard"><text:s text:c="7"/>300 geethu<text:tab/><text:tab/> <text:s text:c="5"/>4000 </text:p>
      <text:p text:style-name="Standard"><text:s text:c="7"/>400 anuja<text:tab/><text:tab/> <text:s text:c="5"/>5000 </text:p>
      <text:p text:style-name="Standard"/>
      <text:p text:style-name="Standard"/>
      <text:p text:style-name="Standard"/>
      <text:p text:style-name="Standard">trigger</text:p>
      <text:p text:style-name="Standard"/>
      <text:p text:style-name="Standard"/>
      <text:p text:style-name="Standard">update product set unit_price=2500 where pro_id='101';</text:p>
      <text:p text:style-name="Standard"></text:p>
      <text:p text:style-name="Standard">1 row updated.</text:p>
      <text:p text:style-name="Standard"></text:p>
      <text:p text:style-name="Standard">Commit complete.</text:p>
      <text:p text:style-name="Standard">SQL&gt; select * from pro_pri_his;</text:p>
      <text:p text:style-name="Standard"></text:p>
      <text:p text:style-name="Standard"><text:s text:c="4"/>PRO_ID PRO_NAME<text:tab/><text:tab/>SUB_NAME <text:s text:c="2"/>UNIT_PRICE</text:p>
      <text:p text:style-name="Standard">---------- -------------------- ---------- ----------</text:p>
      <text:p text:style-name="Standard"><text:s text:c="7"/>101 pencil<text:tab/><text:tab/>adidas<text:tab/><text:tab/> 2000</text:p>
      <text:p text:style-name="Standard"></text:p>
      <text:p text:style-name="Standard">SQL&gt; select * from product;</text:p>
      <text:p text:style-name="Standard"></text:p>
      <text:p text:style-name="Standard"><text:s text:c="4"/>PRO_ID PRO_NAME<text:tab/><text:tab/>SUB_NAME <text:s text:c="2"/>UNIT_PRICE</text:p>
      <text:p text:style-name="Standard">---------- -------------------- ---------- ----------</text:p>
      <text:p text:style-name="Standard"><text:s text:c="7"/>101 pencil<text:tab/><text:tab/>adidas<text:tab/><text:tab/> 2500</text:p>
      <text:p text:style-name="Standard"><text:s text:c="7"/>102 pen<text:tab/><text:tab/><text:tab/>cello<text:tab/><text:tab/> 3000</text:p>
      <text:p text:style-name="Standard"><text:s text:c="7"/>103 rubber<text:tab/><text:tab/>gripper <text:tab/> 8000</text:p>
      <text:p text:style-name="Standard"><text:s text:c="7"/>104 scale<text:tab/><text:tab/>master<text:tab/><text:tab/> 6000</text:p>
      <text:p text:style-name="Standard"></text:p>
      <text:p text:style-name="Standard"/>
      <text:p text:style-name="Standard"/>
      <text:p text:style-name="Standard"><text:s/>create table pro_pri_his(pro_id number(10) primary key,pro_name varchar(20),sub_name varchar(10),unit_price number(10));</text:p>
      <text:p text:style-name="Standard"></text:p>
      <text:p text:style-name="Standard">Table created.</text:p>
      <text:p text:style-name="Standard"></text:p>
      <text:p text:style-name="Standard">SQL&gt; <text:s/>create or replace trigger pri_his_trigger</text:p>
      <text:p text:style-name="Standard"><text:s text:c="2"/>before update of unit_price</text:p>
      <text:p text:style-name="Standard"><text:s text:c="2"/>on product</text:p>
      <text:p text:style-name="Standard"><text:s text:c="2"/>for each row</text:p>
      <text:p text:style-name="Standard"><text:s text:c="2"/>begin</text:p>
      <text:p text:style-name="Standard"><text:soft-page-break/><text:s text:c="2"/>insert into pro_pri_his</text:p>
      <text:p text:style-name="Standard"><text:s text:c="2"/>values(:old.pro_id,</text:p>
      <text:p text:style-name="Standard"><text:s text:c="9"/>:old.pro_name,</text:p>
      <text:p text:style-name="Standard"><text:s text:c="9"/>:old.sub_name,</text:p>
      <text:p text:style-name="Standard"><text:s text:c="9"/>:old.unit_price);</text:p>
      <text:p text:style-name="Standard"><text:s text:c="2"/>end;</text:p>
      <text:p text:style-name="Standard"><text:s text:c="2"/>2 <text:s text:c="3"/>3 <text:s text:c="3"/>4 <text:s text:c="3"/>5 <text:s text:c="3"/>6 <text:s text:c="3"/>7 <text:s text:c="3"/>8 <text:s text:c="3"/>9 <text:s text:c="2"/>10 <text:s text:c="2"/>11 <text:s text:c="2"/>12 <text:s/></text:p>
      <text:p text:style-name="Standard"><text:s/>13 <text:s/>/</text:p>
      <text:p text:style-name="Standard"></text:p>
      <text:p text:style-name="Standard">Trigger created.</text:p>
      <text:p text:style-name="Standard"/>
      <text:p text:style-name="Standard"/>
      <text:p text:style-name="Standard"><text:s/>update product set unit_price=2500 where pro_id='101';</text:p>
      <text:p text:style-name="Standard"></text:p>
      <text:p text:style-name="Standard">1 row updated.</text:p>
      <text:p text:style-name="Standard"></text:p>
      <text:p text:style-name="Standard">Commit complete.</text:p>
      <text:p text:style-name="Standard">SQL&gt; select * from pro_pri_his;</text:p>
      <text:p text:style-name="Standard"></text:p>
      <text:p text:style-name="Standard"><text:s text:c="4"/>PRO_ID PRO_NAME<text:tab/><text:tab/>SUB_NAME <text:s text:c="2"/>UNIT_PRICE</text:p>
      <text:p text:style-name="Standard">---------- -------------------- ---------- ----------</text:p>
      <text:p text:style-name="Standard"><text:s text:c="7"/>101 pencil<text:tab/><text:tab/>adidas<text:tab/><text:tab/> 2000</text:p>
      <text:p text:style-name="Standard"></text:p>
      <text:p text:style-name="Standard">SQL&gt; select * from product;</text:p>
      <text:p text:style-name="Standard"></text:p>
      <text:p text:style-name="Standard"><text:s text:c="4"/>PRO_ID PRO_NAME<text:tab/><text:tab/>SUB_NAME <text:s text:c="2"/>UNIT_PRICE</text:p>
      <text:p text:style-name="Standard">---------- -------------------- ---------- ----------</text:p>
      <text:p text:style-name="Standard"><text:s text:c="7"/>101 pencil<text:tab/><text:tab/>adidas<text:tab/><text:tab/> 2500</text:p>
      <text:p text:style-name="Standard"><text:s text:c="7"/>102 pen<text:tab/><text:tab/><text:tab/>cello<text:tab/><text:tab/> 3000</text:p>
      <text:p text:style-name="Standard"><text:s text:c="7"/>103 rubber<text:tab/><text:tab/>gripper <text:tab/> 8000</text:p>
      <text:p text:style-name="Standard"><text:s text:c="7"/>104 scale<text:tab/><text:tab/>master<text:tab/><text:tab/> 6000</text:p>
      <text:p text:style-name="Standard"></text:p>
      <text:p text:style-name="Standard"/>
      <text:p text:style-name="Standard"/>
      <text:p text:style-name="Standard"/>
      <text:p text:style-name="Standard"/>
      <text:p text:style-name="Standard"/>
      <text:p text:style-name="Standard">create or replace trigger emp_update</text:p>
      <text:p text:style-name="Standard"><text:s/>before update on employe</text:p>
      <text:p text:style-name="Standard"><text:s/>for each row</text:p>
      <text:p text:style-name="Standard"><text:s text:c="2"/>begin</text:p>
      <text:p text:style-name="Standard"><text:s text:c="2"/>if updating then</text:p>
      <text:p text:style-name="Standard"><text:s text:c="2"/>raise_application_error('cannot be updated');</text:p>
      <text:p text:style-name="Standard"><text:s text:c="2"/>end if;</text:p>
      <text:p text:style-name="Standard"><text:s text:c="2"/>end;</text:p>
      <text:p text:style-name="Standard"/>
      <text:p text:style-name="Standard"/>
      <text:p text:style-name="Standard"/>
      <text:p text:style-name="Standard">9.................. create or replace trigger pree_update</text:p>
      <text:p text:style-name="Standard"><text:soft-page-break/><text:s text:c="3"/>before update on employe</text:p>
      <text:p text:style-name="Standard"><text:s text:c="2"/>for each row</text:p>
      <text:p text:style-name="Standard"><text:s text:c="2"/>begin</text:p>
      <text:p text:style-name="Standard"><text:s text:c="2"/>if to_char(sysdate,'day')in('saturday','sunday')then</text:p>
      <text:p text:style-name="Standard"><text:s/>raise_application_error(-2025,'cannot be updated');</text:p>
      <text:p text:style-name="Standard"><text:s text:c="2"/>end if;</text:p>
      <text:p text:style-name="Standard"><text:s text:c="2"/>end;</text:p>
      <text:p text:style-name="Standard"><text:s text:c="2"/></text:p>
      <text:p text:style-name="Standard">SQL&gt; update employe set salary=10000 where emp_id='300';</text:p>
      <text:p text:style-name="Standard">update employe set salary=10000 where emp_id='300'</text:p>
      <text:p text:style-name="Standard"><text:s text:c="7"/>*</text:p>
      <text:p text:style-name="Standard">ERROR at line 1:</text:p>
      <text:p text:style-name="Standard">ORA-20225: cannot be updated</text:p>
      <text:p text:style-name="Standard">ORA-06512: at "LE06MCA16.EMP_UPDATE", line 3</text:p>
      <text:p text:style-name="Standard">ORA-04088: error during execution of trigger 'LE06MCA16.EMP_UPDATE'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style:font-name-asian="Droid Sans1" style:font-name-complex="FreeSans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U VARGHESE</meta:initial-creator>
    <meta:creation-date>2016-08-25T11:24:59</meta:creation-date>
    <dc:date>2016-11-10T11:27:13</dc:date>
    <dc:creator>ANU VARGHESE</dc:creator>
    <meta:editing-duration>PT14H29M38S</meta:editing-duration>
    <meta:editing-cycles>80</meta:editing-cycles>
    <meta:generator>LibreOffice/3.5$Linux_X86_64 LibreOffice_project/350m1$Build-2</meta:generator>
    <meta:document-statistic meta:table-count="0" meta:image-count="0" meta:object-count="0" meta:page-count="30" meta:paragraph-count="993" meta:word-count="3394" meta:character-count="32888" meta:non-whitespace-character-count="25679"/>
  </office:meta>
</office:document-meta>
</file>